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68.28pt" svg:height="497.71pt" svg:x="462.05pt" svg:y="741.66pt">
            <draw:object draw:notify-on-update-of-ranges="Sheet1.D10:Sheet1.D114 Sheet1.E10:Sheet1.E114 Sheet1.D10:Sheet1.D114 Sheet1.G10:Sheet1.G1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Degrees/s</text:p>
          </table:table-cell>
          <table:table-cell table:formula="of:=1/120" office:value-type="float" office:value="0.00833333333333333" calcext:value-type="float">
            <text:p>0.0083333333333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otal time</text:p>
          </table:table-cell>
          <table:table-cell table:formula="of:=-[.D1]*([.C114]-[.C6])" office:value-type="float" office:value="0.875" calcext:value-type="float">
            <text:p>0.8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ecs/frame</text:p>
          </table:table-cell>
          <table:table-cell table:formula="of:=[.D2]/[.A114]" office:value-type="float" office:value="0.00162037037037037" calcext:value-type="float">
            <text:p>0.00162037037037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Angle of Penci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ngle (radians)</text:p>
          </table:table-cell>
          <table:table-cell office:value-type="string" calcext:value-type="string">
            <text:p>radians/sec</text:p>
          </table:table-cell>
          <table:table-cell office:value-type="string" calcext:value-type="string">
            <text:p>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table:formula="of:=[.D$3]*[.A6]" office:value-type="float" office:value="0" calcext:value-type="float">
            <text:p>0</text:p>
          </table:table-cell>
          <table:table-cell table:formula="of:=[.B6]*PI()/180" office:value-type="float" office:value="0.174532925199433" calcext:value-type="float">
            <text:p>0.17453292519943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$3]*[.A7]" office:value-type="float" office:value="0.00810185185185185" calcext:value-type="float">
            <text:p>0.008101851851852</text:p>
          </table:table-cell>
          <table:table-cell table:formula="of:=[.B7]*PI()/180" office:value-type="float" office:value="0.418879020478639" calcext:value-type="float">
            <text:p>0.418879020478639</text:p>
          </table:table-cell>
          <table:table-cell table:formula="of:=([.E7]-[.E6])/([.D7]-[.D6])" office:value-type="float" office:value="30.159289474462" calcext:value-type="float">
            <text:p>30.15928947446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D$3]*[.A8]" office:value-type="float" office:value="0.0162037037037037" calcext:value-type="float">
            <text:p>0.016203703703704</text:p>
          </table:table-cell>
          <table:table-cell table:formula="of:=[.B8]*PI()/180" office:value-type="float" office:value="0.488692190558412" calcext:value-type="float">
            <text:p>0.488692190558412</text:p>
          </table:table-cell>
          <table:table-cell table:formula="of:=([.E8]-[.E7])/([.D8]-[.D7])" office:value-type="float" office:value="8.6169398498463" calcext:value-type="float">
            <text:p>8.616939849846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D$3]*[.A9]" office:value-type="float" office:value="0.0243055555555556" calcext:value-type="float">
            <text:p>0.024305555555556</text:p>
          </table:table-cell>
          <table:table-cell table:formula="of:=[.B9]*PI()/180" office:value-type="float" office:value="0.523598775598299" calcext:value-type="float">
            <text:p>0.523598775598299</text:p>
          </table:table-cell>
          <table:table-cell table:formula="of:=([.E9]-[.E8])/([.D9]-[.D8])" office:value-type="float" office:value="4.30846992492314" calcext:value-type="float">
            <text:p>4.3084699249231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D$3]*[.A10]" office:value-type="float" office:value="0.0324074074074074" calcext:value-type="float">
            <text:p>0.032407407407407</text:p>
          </table:table-cell>
          <table:table-cell table:formula="of:=[.B10]*PI()/180" office:value-type="float" office:value="0.575958653158129" calcext:value-type="float">
            <text:p>0.575958653158129</text:p>
          </table:table-cell>
          <table:table-cell table:formula="of:=([.E10]-[.E9])/([.D10]-[.D9])" office:value-type="float" office:value="6.46270488738473" calcext:value-type="float">
            <text:p>6.46270488738473</text:p>
          </table:table-cell>
          <table:table-cell table:formula="of:=SUM([.F6:.F10])/4" office:value-type="float" office:value="12.386851034154" calcext:value-type="float">
            <text:p>12.3868510341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D$3]*[.A11]" office:value-type="float" office:value="0.0405092592592593" calcext:value-type="float">
            <text:p>0.040509259259259</text:p>
          </table:table-cell>
          <table:table-cell table:formula="of:=[.B11]*PI()/180" office:value-type="float" office:value="0.593411945678072" calcext:value-type="float">
            <text:p>0.593411945678072</text:p>
          </table:table-cell>
          <table:table-cell table:formula="of:=([.E11]-[.E10])/([.D11]-[.D10])" office:value-type="float" office:value="2.15423496246157" calcext:value-type="float">
            <text:p>2.15423496246157</text:p>
          </table:table-cell>
          <table:table-cell table:formula="of:=SUM([.F7:.F11])/4" office:value-type="float" office:value="12.9254097747694" calcext:value-type="float">
            <text:p>12.925409774769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D$3]*[.A12]" office:value-type="float" office:value="0.0486111111111111" calcext:value-type="float">
            <text:p>0.048611111111111</text:p>
          </table:table-cell>
          <table:table-cell table:formula="of:=[.B12]*PI()/180" office:value-type="float" office:value="0.645771823237902" calcext:value-type="float">
            <text:p>0.645771823237902</text:p>
          </table:table-cell>
          <table:table-cell table:formula="of:=([.E12]-[.E11])/([.D12]-[.D11])" office:value-type="float" office:value="6.46270488738471" calcext:value-type="float">
            <text:p>6.46270488738471</text:p>
          </table:table-cell>
          <table:table-cell table:formula="of:=SUM([.F8:.F12])/4" office:value-type="float" office:value="7.00126362800011" calcext:value-type="float">
            <text:p>7.001263628000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$3]*[.A13]" office:value-type="float" office:value="0.056712962962963" calcext:value-type="float">
            <text:p>0.056712962962963</text:p>
          </table:table-cell>
          <table:table-cell table:formula="of:=[.B13]*PI()/180" office:value-type="float" office:value="0.698131700797732" calcext:value-type="float">
            <text:p>0.698131700797732</text:p>
          </table:table-cell>
          <table:table-cell table:formula="of:=([.E13]-[.E12])/([.D13]-[.D12])" office:value-type="float" office:value="6.46270488738472" calcext:value-type="float">
            <text:p>6.46270488738472</text:p>
          </table:table-cell>
          <table:table-cell table:formula="of:=SUM([.F9:.F13])/4" office:value-type="float" office:value="6.46270488738472" calcext:value-type="float">
            <text:p>6.462704887384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D$3]*[.A14]" office:value-type="float" office:value="0.0648148148148148" calcext:value-type="float">
            <text:p>0.064814814814815</text:p>
          </table:table-cell>
          <table:table-cell table:formula="of:=[.B14]*PI()/180" office:value-type="float" office:value="0.733038285837618" calcext:value-type="float">
            <text:p>0.733038285837618</text:p>
          </table:table-cell>
          <table:table-cell table:formula="of:=([.E14]-[.E13])/([.D14]-[.D13])" office:value-type="float" office:value="4.30846992492315" calcext:value-type="float">
            <text:p>4.30846992492315</text:p>
          </table:table-cell>
          <table:table-cell table:formula="of:=SUM([.F10:.F14])/4" office:value-type="float" office:value="6.46270488738472" calcext:value-type="float">
            <text:p>6.4627048873847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D$3]*[.A15]" office:value-type="float" office:value="0.0729166666666667" calcext:value-type="float">
            <text:p>0.072916666666667</text:p>
          </table:table-cell>
          <table:table-cell table:formula="of:=[.B15]*PI()/180" office:value-type="float" office:value="0.767944870877505" calcext:value-type="float">
            <text:p>0.767944870877505</text:p>
          </table:table-cell>
          <table:table-cell table:formula="of:=([.E15]-[.E14])/([.D15]-[.D14])" office:value-type="float" office:value="4.30846992492313" calcext:value-type="float">
            <text:p>4.30846992492313</text:p>
          </table:table-cell>
          <table:table-cell table:formula="of:=SUM([.F11:.F15])/4" office:value-type="float" office:value="5.92414614676932" calcext:value-type="float">
            <text:p>5.924146146769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D$3]*[.A16]" office:value-type="float" office:value="0.0810185185185185" calcext:value-type="float">
            <text:p>0.081018518518519</text:p>
          </table:table-cell>
          <table:table-cell table:formula="of:=[.B16]*PI()/180" office:value-type="float" office:value="0.820304748437335" calcext:value-type="float">
            <text:p>0.820304748437335</text:p>
          </table:table-cell>
          <table:table-cell table:formula="of:=([.E16]-[.E15])/([.D16]-[.D15])" office:value-type="float" office:value="6.46270488738473" calcext:value-type="float">
            <text:p>6.46270488738473</text:p>
          </table:table-cell>
          <table:table-cell table:formula="of:=SUM([.F12:.F16])/4" office:value-type="float" office:value="7.00126362800011" calcext:value-type="float">
            <text:p>7.0012636280001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D$3]*[.A17]" office:value-type="float" office:value="0.0891203703703704" calcext:value-type="float">
            <text:p>0.08912037037037</text:p>
          </table:table-cell>
          <table:table-cell table:formula="of:=[.B17]*PI()/180" office:value-type="float" office:value="0.872664625997165" calcext:value-type="float">
            <text:p>0.872664625997165</text:p>
          </table:table-cell>
          <table:table-cell table:formula="of:=([.E17]-[.E16])/([.D17]-[.D16])" office:value-type="float" office:value="6.46270488738472" calcext:value-type="float">
            <text:p>6.46270488738472</text:p>
          </table:table-cell>
          <table:table-cell table:formula="of:=SUM([.F13:.F17])/4" office:value-type="float" office:value="7.00126362800011" calcext:value-type="float">
            <text:p>7.001263628000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D$3]*[.A18]" office:value-type="float" office:value="0.0972222222222222" calcext:value-type="float">
            <text:p>0.097222222222222</text:p>
          </table:table-cell>
          <table:table-cell table:formula="of:=[.B18]*PI()/180" office:value-type="float" office:value="0.942477796076938" calcext:value-type="float">
            <text:p>0.942477796076938</text:p>
          </table:table-cell>
          <table:table-cell table:formula="of:=([.E18]-[.E17])/([.D18]-[.D17])" office:value-type="float" office:value="8.61693984984628" calcext:value-type="float">
            <text:p>8.61693984984628</text:p>
          </table:table-cell>
          <table:table-cell table:formula="of:=SUM([.F14:.F18])/4" office:value-type="float" office:value="7.5398223686155" calcext:value-type="float">
            <text:p>7.539822368615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D$3]*[.A19]" office:value-type="float" office:value="0.105324074074074" calcext:value-type="float">
            <text:p>0.105324074074074</text:p>
          </table:table-cell>
          <table:table-cell table:formula="of:=[.B19]*PI()/180" office:value-type="float" office:value="0.959931088596881" calcext:value-type="float">
            <text:p>0.959931088596881</text:p>
          </table:table-cell>
          <table:table-cell table:formula="of:=([.E19]-[.E18])/([.D19]-[.D18])" office:value-type="float" office:value="2.15423496246158" calcext:value-type="float">
            <text:p>2.15423496246158</text:p>
          </table:table-cell>
          <table:table-cell table:formula="of:=SUM([.F15:.F19])/4" office:value-type="float" office:value="7.00126362800011" calcext:value-type="float">
            <text:p>7.001263628000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D$3]*[.A20]" office:value-type="float" office:value="0.113425925925926" calcext:value-type="float">
            <text:p>0.113425925925926</text:p>
          </table:table-cell>
          <table:table-cell table:formula="of:=[.B20]*PI()/180" office:value-type="float" office:value="1.01229096615671" calcext:value-type="float">
            <text:p>1.01229096615671</text:p>
          </table:table-cell>
          <table:table-cell table:formula="of:=([.E20]-[.E19])/([.D20]-[.D19])" office:value-type="float" office:value="6.46270488738473" calcext:value-type="float">
            <text:p>6.46270488738473</text:p>
          </table:table-cell>
          <table:table-cell table:formula="of:=SUM([.F16:.F20])/4" office:value-type="float" office:value="7.53982236861551" calcext:value-type="float">
            <text:p>7.5398223686155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D$3]*[.A21]" office:value-type="float" office:value="0.121527777777778" calcext:value-type="float">
            <text:p>0.121527777777778</text:p>
          </table:table-cell>
          <table:table-cell table:formula="of:=[.B21]*PI()/180" office:value-type="float" office:value="1.02974425867665" calcext:value-type="float">
            <text:p>1.02974425867665</text:p>
          </table:table-cell>
          <table:table-cell table:formula="of:=([.E21]-[.E20])/([.D21]-[.D20])" office:value-type="float" office:value="2.15423496246155" calcext:value-type="float">
            <text:p>2.15423496246155</text:p>
          </table:table-cell>
          <table:table-cell table:formula="of:=SUM([.F17:.F21])/4" office:value-type="float" office:value="6.46270488738471" calcext:value-type="float">
            <text:p>6.4627048873847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D$3]*[.A22]" office:value-type="float" office:value="0.12962962962963" calcext:value-type="float">
            <text:p>0.12962962962963</text:p>
          </table:table-cell>
          <table:table-cell table:formula="of:=[.B22]*PI()/180" office:value-type="float" office:value="1.08210413623648" calcext:value-type="float">
            <text:p>1.08210413623648</text:p>
          </table:table-cell>
          <table:table-cell table:formula="of:=([.E22]-[.E21])/([.D22]-[.D21])" office:value-type="float" office:value="6.46270488738473" calcext:value-type="float">
            <text:p>6.46270488738473</text:p>
          </table:table-cell>
          <table:table-cell table:formula="of:=SUM([.F18:.F22])/4" office:value-type="float" office:value="6.46270488738472" calcext:value-type="float">
            <text:p>6.4627048873847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D$3]*[.A23]" office:value-type="float" office:value="0.137731481481481" calcext:value-type="float">
            <text:p>0.137731481481481</text:p>
          </table:table-cell>
          <table:table-cell table:formula="of:=[.B23]*PI()/180" office:value-type="float" office:value="1.13446401379631" calcext:value-type="float">
            <text:p>1.13446401379631</text:p>
          </table:table-cell>
          <table:table-cell table:formula="of:=([.E23]-[.E22])/([.D23]-[.D22])" office:value-type="float" office:value="6.46270488738472" calcext:value-type="float">
            <text:p>6.46270488738472</text:p>
          </table:table-cell>
          <table:table-cell table:formula="of:=SUM([.F19:.F23])/4" office:value-type="float" office:value="5.92414614676933" calcext:value-type="float">
            <text:p>5.924146146769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D$3]*[.A24]" office:value-type="float" office:value="0.145833333333333" calcext:value-type="float">
            <text:p>0.145833333333333</text:p>
          </table:table-cell>
          <table:table-cell table:formula="of:=[.B24]*PI()/180" office:value-type="float" office:value="1.15191730631626" calcext:value-type="float">
            <text:p>1.15191730631626</text:p>
          </table:table-cell>
          <table:table-cell table:formula="of:=([.E24]-[.E23])/([.D24]-[.D23])" office:value-type="float" office:value="2.15423496246157" calcext:value-type="float">
            <text:p>2.15423496246157</text:p>
          </table:table-cell>
          <table:table-cell table:formula="of:=SUM([.F20:.F24])/4" office:value-type="float" office:value="5.92414614676933" calcext:value-type="float">
            <text:p>5.924146146769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D$3]*[.A25]" office:value-type="float" office:value="0.153935185185185" calcext:value-type="float">
            <text:p>0.153935185185185</text:p>
          </table:table-cell>
          <table:table-cell table:formula="of:=[.B25]*PI()/180" office:value-type="float" office:value="1.20427718387609" calcext:value-type="float">
            <text:p>1.20427718387609</text:p>
          </table:table-cell>
          <table:table-cell table:formula="of:=([.E25]-[.E24])/([.D25]-[.D24])" office:value-type="float" office:value="6.46270488738471" calcext:value-type="float">
            <text:p>6.46270488738471</text:p>
          </table:table-cell>
          <table:table-cell table:formula="of:=SUM([.F21:.F25])/4" office:value-type="float" office:value="5.92414614676932" calcext:value-type="float">
            <text:p>5.924146146769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D$3]*[.A26]" office:value-type="float" office:value="0.162037037037037" calcext:value-type="float">
            <text:p>0.162037037037037</text:p>
          </table:table-cell>
          <table:table-cell table:formula="of:=[.B26]*PI()/180" office:value-type="float" office:value="1.25663706143592" calcext:value-type="float">
            <text:p>1.25663706143592</text:p>
          </table:table-cell>
          <table:table-cell table:formula="of:=([.E26]-[.E25])/([.D26]-[.D25])" office:value-type="float" office:value="6.46270488738472" calcext:value-type="float">
            <text:p>6.46270488738472</text:p>
          </table:table-cell>
          <table:table-cell table:formula="of:=SUM([.F22:.F26])/4" office:value-type="float" office:value="7.00126362800012" calcext:value-type="float">
            <text:p>7.0012636280001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D$3]*[.A27]" office:value-type="float" office:value="0.170138888888889" calcext:value-type="float">
            <text:p>0.170138888888889</text:p>
          </table:table-cell>
          <table:table-cell table:formula="of:=[.B27]*PI()/180" office:value-type="float" office:value="1.23918376891597" calcext:value-type="float">
            <text:p>1.23918376891597</text:p>
          </table:table-cell>
          <table:table-cell table:formula="of:=([.E27]-[.E26])/([.D27]-[.D26])" office:value-type="float" office:value="-2.15423496246157" calcext:value-type="float">
            <text:p>-2.15423496246157</text:p>
          </table:table-cell>
          <table:table-cell table:formula="of:=SUM([.F23:.F27])/4" office:value-type="float" office:value="4.84702866553854" calcext:value-type="float">
            <text:p>4.8470286655385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D$3]*[.A28]" office:value-type="float" office:value="0.178240740740741" calcext:value-type="float">
            <text:p>0.178240740740741</text:p>
          </table:table-cell>
          <table:table-cell table:formula="of:=[.B28]*PI()/180" office:value-type="float" office:value="1.25663706143592" calcext:value-type="float">
            <text:p>1.25663706143592</text:p>
          </table:table-cell>
          <table:table-cell table:formula="of:=([.E28]-[.E27])/([.D28]-[.D27])" office:value-type="float" office:value="2.15423496246158" calcext:value-type="float">
            <text:p>2.15423496246158</text:p>
          </table:table-cell>
          <table:table-cell table:formula="of:=SUM([.F24:.F28])/4" office:value-type="float" office:value="3.76991118430775" calcext:value-type="float">
            <text:p>3.7699111843077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D$3]*[.A29]" office:value-type="float" office:value="0.186342592592593" calcext:value-type="float">
            <text:p>0.186342592592593</text:p>
          </table:table-cell>
          <table:table-cell table:formula="of:=[.B29]*PI()/180" office:value-type="float" office:value="1.2915436464758" calcext:value-type="float">
            <text:p>1.2915436464758</text:p>
          </table:table-cell>
          <table:table-cell table:formula="of:=([.E29]-[.E28])/([.D29]-[.D28])" office:value-type="float" office:value="4.30846992492315" calcext:value-type="float">
            <text:p>4.30846992492315</text:p>
          </table:table-cell>
          <table:table-cell table:formula="of:=SUM([.F25:.F29])/4" office:value-type="float" office:value="4.30846992492315" calcext:value-type="float">
            <text:p>4.3084699249231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D$3]*[.A30]" office:value-type="float" office:value="0.194444444444444" calcext:value-type="float">
            <text:p>0.194444444444444</text:p>
          </table:table-cell>
          <table:table-cell table:formula="of:=[.B30]*PI()/180" office:value-type="float" office:value="1.30899693899575" calcext:value-type="float">
            <text:p>1.30899693899575</text:p>
          </table:table-cell>
          <table:table-cell table:formula="of:=([.E30]-[.E29])/([.D30]-[.D29])" office:value-type="float" office:value="2.15423496246157" calcext:value-type="float">
            <text:p>2.15423496246157</text:p>
          </table:table-cell>
          <table:table-cell table:formula="of:=SUM([.F26:.F30])/4" office:value-type="float" office:value="3.23135244369236" calcext:value-type="float">
            <text:p>3.2313524436923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D$3]*[.A31]" office:value-type="float" office:value="0.202546296296296" calcext:value-type="float">
            <text:p>0.202546296296296</text:p>
          </table:table-cell>
          <table:table-cell table:formula="of:=[.B31]*PI()/180" office:value-type="float" office:value="1.32645023151569" calcext:value-type="float">
            <text:p>1.32645023151569</text:p>
          </table:table-cell>
          <table:table-cell table:formula="of:=([.E31]-[.E30])/([.D31]-[.D30])" office:value-type="float" office:value="2.15423496246155" calcext:value-type="float">
            <text:p>2.15423496246155</text:p>
          </table:table-cell>
          <table:table-cell table:formula="of:=SUM([.F27:.F31])/4" office:value-type="float" office:value="2.15423496246157" calcext:value-type="float">
            <text:p>2.1542349624615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D$3]*[.A32]" office:value-type="float" office:value="0.210648148148148" calcext:value-type="float">
            <text:p>0.210648148148148</text:p>
          </table:table-cell>
          <table:table-cell table:formula="of:=[.B32]*PI()/180" office:value-type="float" office:value="1.34390352403563" calcext:value-type="float">
            <text:p>1.34390352403563</text:p>
          </table:table-cell>
          <table:table-cell table:formula="of:=([.E32]-[.E31])/([.D32]-[.D31])" office:value-type="float" office:value="2.1542349624616" calcext:value-type="float">
            <text:p>2.1542349624616</text:p>
          </table:table-cell>
          <table:table-cell table:formula="of:=SUM([.F28:.F32])/4" office:value-type="float" office:value="3.23135244369236" calcext:value-type="float">
            <text:p>3.2313524436923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D$3]*[.A33]" office:value-type="float" office:value="0.21875" calcext:value-type="float">
            <text:p>0.21875</text:p>
          </table:table-cell>
          <table:table-cell table:formula="of:=[.B33]*PI()/180" office:value-type="float" office:value="1.37881010907552" calcext:value-type="float">
            <text:p>1.37881010907552</text:p>
          </table:table-cell>
          <table:table-cell table:formula="of:=([.E33]-[.E32])/([.D33]-[.D32])" office:value-type="float" office:value="4.30846992492312" calcext:value-type="float">
            <text:p>4.30846992492312</text:p>
          </table:table-cell>
          <table:table-cell table:formula="of:=SUM([.F29:.F33])/4" office:value-type="float" office:value="3.76991118430775" calcext:value-type="float">
            <text:p>3.7699111843077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$3]*[.A34]" office:value-type="float" office:value="0.226851851851852" calcext:value-type="float">
            <text:p>0.226851851851852</text:p>
          </table:table-cell>
          <table:table-cell table:formula="of:=[.B34]*PI()/180" office:value-type="float" office:value="1.39626340159546" calcext:value-type="float">
            <text:p>1.39626340159546</text:p>
          </table:table-cell>
          <table:table-cell table:formula="of:=([.E34]-[.E33])/([.D34]-[.D33])" office:value-type="float" office:value="2.15423496246158" calcext:value-type="float">
            <text:p>2.15423496246158</text:p>
          </table:table-cell>
          <table:table-cell table:formula="of:=SUM([.F30:.F34])/4" office:value-type="float" office:value="3.23135244369236" calcext:value-type="float">
            <text:p>3.2313524436923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D$3]*[.A35]" office:value-type="float" office:value="0.234953703703704" calcext:value-type="float">
            <text:p>0.234953703703704</text:p>
          </table:table-cell>
          <table:table-cell table:formula="of:=[.B35]*PI()/180" office:value-type="float" office:value="1.41371669411541" calcext:value-type="float">
            <text:p>1.41371669411541</text:p>
          </table:table-cell>
          <table:table-cell table:formula="of:=([.E35]-[.E34])/([.D35]-[.D34])" office:value-type="float" office:value="2.15423496246157" calcext:value-type="float">
            <text:p>2.15423496246157</text:p>
          </table:table-cell>
          <table:table-cell table:formula="of:=SUM([.F31:.F35])/4" office:value-type="float" office:value="3.23135244369236" calcext:value-type="float">
            <text:p>3.231352443692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D$3]*[.A36]" office:value-type="float" office:value="0.243055555555556" calcext:value-type="float">
            <text:p>0.243055555555556</text:p>
          </table:table-cell>
          <table:table-cell table:formula="of:=[.B36]*PI()/180" office:value-type="float" office:value="1.43116998663535" calcext:value-type="float">
            <text:p>1.43116998663535</text:p>
          </table:table-cell>
          <table:table-cell table:formula="of:=([.E36]-[.E35])/([.D36]-[.D35])" office:value-type="float" office:value="2.15423496246155" calcext:value-type="float">
            <text:p>2.15423496246155</text:p>
          </table:table-cell>
          <table:table-cell table:formula="of:=SUM([.F32:.F36])/4" office:value-type="float" office:value="3.23135244369235" calcext:value-type="float">
            <text:p>3.2313524436923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D$3]*[.A37]" office:value-type="float" office:value="0.251157407407407" calcext:value-type="float">
            <text:p>0.251157407407407</text:p>
          </table:table-cell>
          <table:table-cell table:formula="of:=[.B37]*PI()/180" office:value-type="float" office:value="1.46607657167524" calcext:value-type="float">
            <text:p>1.46607657167524</text:p>
          </table:table-cell>
          <table:table-cell table:formula="of:=([.E37]-[.E36])/([.D37]-[.D36])" office:value-type="float" office:value="4.30846992492319" calcext:value-type="float">
            <text:p>4.30846992492319</text:p>
          </table:table-cell>
          <table:table-cell table:formula="of:=SUM([.F33:.F37])/4" office:value-type="float" office:value="3.76991118430775" calcext:value-type="float">
            <text:p>3.7699111843077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D$3]*[.A38]" office:value-type="float" office:value="0.259259259259259" calcext:value-type="float">
            <text:p>0.259259259259259</text:p>
          </table:table-cell>
          <table:table-cell table:formula="of:=[.B38]*PI()/180" office:value-type="float" office:value="1.46607657167524" calcext:value-type="float">
            <text:p>1.46607657167524</text:p>
          </table:table-cell>
          <table:table-cell table:formula="of:=([.E38]-[.E37])/([.D38]-[.D37])" office:value-type="float" office:value="0" calcext:value-type="float">
            <text:p>0</text:p>
          </table:table-cell>
          <table:table-cell table:formula="of:=SUM([.F34:.F38])/4" office:value-type="float" office:value="2.69279370307697" calcext:value-type="float">
            <text:p>2.6927937030769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D$3]*[.A39]" office:value-type="float" office:value="0.267361111111111" calcext:value-type="float">
            <text:p>0.267361111111111</text:p>
          </table:table-cell>
          <table:table-cell table:formula="of:=[.B39]*PI()/180" office:value-type="float" office:value="1.48352986419518" calcext:value-type="float">
            <text:p>1.48352986419518</text:p>
          </table:table-cell>
          <table:table-cell table:formula="of:=([.E39]-[.E38])/([.D39]-[.D38])" office:value-type="float" office:value="2.15423496246157" calcext:value-type="float">
            <text:p>2.15423496246157</text:p>
          </table:table-cell>
          <table:table-cell table:formula="of:=SUM([.F35:.F39])/4" office:value-type="float" office:value="2.69279370307697" calcext:value-type="float">
            <text:p>2.6927937030769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D$3]*[.A40]" office:value-type="float" office:value="0.275462962962963" calcext:value-type="float">
            <text:p>0.275462962962963</text:p>
          </table:table-cell>
          <table:table-cell table:formula="of:=[.B40]*PI()/180" office:value-type="float" office:value="1.50098315671512" calcext:value-type="float">
            <text:p>1.50098315671512</text:p>
          </table:table-cell>
          <table:table-cell table:formula="of:=([.E40]-[.E39])/([.D40]-[.D39])" office:value-type="float" office:value="2.15423496246155" calcext:value-type="float">
            <text:p>2.15423496246155</text:p>
          </table:table-cell>
          <table:table-cell table:formula="of:=SUM([.F36:.F40])/4" office:value-type="float" office:value="2.69279370307696" calcext:value-type="float">
            <text:p>2.6927937030769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D$3]*[.A41]" office:value-type="float" office:value="0.283564814814815" calcext:value-type="float">
            <text:p>0.283564814814815</text:p>
          </table:table-cell>
          <table:table-cell table:formula="of:=[.B41]*PI()/180" office:value-type="float" office:value="1.50098315671512" calcext:value-type="float">
            <text:p>1.50098315671512</text:p>
          </table:table-cell>
          <table:table-cell table:formula="of:=([.E41]-[.E40])/([.D41]-[.D40])" office:value-type="float" office:value="0" calcext:value-type="float">
            <text:p>0</text:p>
          </table:table-cell>
          <table:table-cell table:formula="of:=SUM([.F37:.F41])/4" office:value-type="float" office:value="2.15423496246158" calcext:value-type="float">
            <text:p>2.1542349624615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42]" office:value-type="float" office:value="0.291666666666667" calcext:value-type="float">
            <text:p>0.291666666666667</text:p>
          </table:table-cell>
          <table:table-cell table:formula="of:=[.B42]*PI()/180" office:value-type="float" office:value="1.51843644923507" calcext:value-type="float">
            <text:p>1.51843644923507</text:p>
          </table:table-cell>
          <table:table-cell table:formula="of:=([.E42]-[.E41])/([.D42]-[.D41])" office:value-type="float" office:value="2.15423496246157" calcext:value-type="float">
            <text:p>2.15423496246157</text:p>
          </table:table-cell>
          <table:table-cell table:formula="of:=SUM([.F38:.F42])/4" office:value-type="float" office:value="1.61567622184617" calcext:value-type="float">
            <text:p>1.6156762218461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D$3]*[.A43]" office:value-type="float" office:value="0.299768518518518" calcext:value-type="float">
            <text:p>0.299768518518518</text:p>
          </table:table-cell>
          <table:table-cell table:formula="of:=[.B43]*PI()/180" office:value-type="float" office:value="1.53588974175501" calcext:value-type="float">
            <text:p>1.53588974175501</text:p>
          </table:table-cell>
          <table:table-cell table:formula="of:=([.E43]-[.E42])/([.D43]-[.D42])" office:value-type="float" office:value="2.15423496246159" calcext:value-type="float">
            <text:p>2.15423496246159</text:p>
          </table:table-cell>
          <table:table-cell table:formula="of:=SUM([.F39:.F43])/4" office:value-type="float" office:value="2.15423496246157" calcext:value-type="float">
            <text:p>2.1542349624615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D$3]*[.A44]" office:value-type="float" office:value="0.30787037037037" calcext:value-type="float">
            <text:p>0.30787037037037</text:p>
          </table:table-cell>
          <table:table-cell table:formula="of:=[.B44]*PI()/180" office:value-type="float" office:value="1.5707963267949" calcext:value-type="float">
            <text:p>1.5707963267949</text:p>
          </table:table-cell>
          <table:table-cell table:formula="of:=([.E44]-[.E43])/([.D44]-[.D43])" office:value-type="float" office:value="4.30846992492315" calcext:value-type="float">
            <text:p>4.30846992492315</text:p>
          </table:table-cell>
          <table:table-cell table:formula="of:=SUM([.F40:.F44])/4" office:value-type="float" office:value="2.69279370307696" calcext:value-type="float">
            <text:p>2.6927937030769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D$3]*[.A45]" office:value-type="float" office:value="0.315972222222222" calcext:value-type="float">
            <text:p>0.315972222222222</text:p>
          </table:table-cell>
          <table:table-cell table:formula="of:=[.B45]*PI()/180" office:value-type="float" office:value="1.5707963267949" calcext:value-type="float">
            <text:p>1.5707963267949</text:p>
          </table:table-cell>
          <table:table-cell table:formula="of:=([.E45]-[.E44])/([.D45]-[.D44])" office:value-type="float" office:value="0" calcext:value-type="float">
            <text:p>0</text:p>
          </table:table-cell>
          <table:table-cell table:formula="of:=SUM([.F41:.F45])/4" office:value-type="float" office:value="2.15423496246158" calcext:value-type="float">
            <text:p>2.1542349624615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D$3]*[.A46]" office:value-type="float" office:value="0.324074074074074" calcext:value-type="float">
            <text:p>0.324074074074074</text:p>
          </table:table-cell>
          <table:table-cell table:formula="of:=[.B46]*PI()/180" office:value-type="float" office:value="1.5707963267949" calcext:value-type="float">
            <text:p>1.5707963267949</text:p>
          </table:table-cell>
          <table:table-cell table:formula="of:=([.E46]-[.E45])/([.D46]-[.D45])" office:value-type="float" office:value="0" calcext:value-type="float">
            <text:p>0</text:p>
          </table:table-cell>
          <table:table-cell table:formula="of:=SUM([.F42:.F46])/4" office:value-type="float" office:value="2.15423496246158" calcext:value-type="float">
            <text:p>2.1542349624615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D$3]*[.A47]" office:value-type="float" office:value="0.332175925925926" calcext:value-type="float">
            <text:p>0.332175925925926</text:p>
          </table:table-cell>
          <table:table-cell table:formula="of:=[.B47]*PI()/180" office:value-type="float" office:value="1.60570291183478" calcext:value-type="float">
            <text:p>1.60570291183478</text:p>
          </table:table-cell>
          <table:table-cell table:formula="of:=([.E47]-[.E46])/([.D47]-[.D46])" office:value-type="float" office:value="4.30846992492312" calcext:value-type="float">
            <text:p>4.30846992492312</text:p>
          </table:table-cell>
          <table:table-cell table:formula="of:=SUM([.F43:.F47])/4" office:value-type="float" office:value="2.69279370307696" calcext:value-type="float">
            <text:p>2.6927937030769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D$3]*[.A48]" office:value-type="float" office:value="0.340277777777778" calcext:value-type="float">
            <text:p>0.340277777777778</text:p>
          </table:table-cell>
          <table:table-cell table:formula="of:=[.B48]*PI()/180" office:value-type="float" office:value="1.60570291183478" calcext:value-type="float">
            <text:p>1.60570291183478</text:p>
          </table:table-cell>
          <table:table-cell table:formula="of:=([.E48]-[.E47])/([.D48]-[.D47])" office:value-type="float" office:value="0" calcext:value-type="float">
            <text:p>0</text:p>
          </table:table-cell>
          <table:table-cell table:formula="of:=SUM([.F44:.F48])/4" office:value-type="float" office:value="2.15423496246157" calcext:value-type="float">
            <text:p>2.1542349624615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D$3]*[.A49]" office:value-type="float" office:value="0.34837962962963" calcext:value-type="float">
            <text:p>0.34837962962963</text:p>
          </table:table-cell>
          <table:table-cell table:formula="of:=[.B49]*PI()/180" office:value-type="float" office:value="1.60570291183478" calcext:value-type="float">
            <text:p>1.60570291183478</text:p>
          </table:table-cell>
          <table:table-cell table:formula="of:=([.E49]-[.E48])/([.D49]-[.D48])" office:value-type="float" office:value="0" calcext:value-type="float">
            <text:p>0</text:p>
          </table:table-cell>
          <table:table-cell table:formula="of:=SUM([.F45:.F49])/4" office:value-type="float" office:value="1.07711748123078" calcext:value-type="float">
            <text:p>1.0771174812307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D$3]*[.A50]" office:value-type="float" office:value="0.356481481481481" calcext:value-type="float">
            <text:p>0.356481481481481</text:p>
          </table:table-cell>
          <table:table-cell table:formula="of:=[.B50]*PI()/180" office:value-type="float" office:value="1.60570291183478" calcext:value-type="float">
            <text:p>1.60570291183478</text:p>
          </table:table-cell>
          <table:table-cell table:formula="of:=([.E50]-[.E49])/([.D50]-[.D49])" office:value-type="float" office:value="0" calcext:value-type="float">
            <text:p>0</text:p>
          </table:table-cell>
          <table:table-cell table:formula="of:=SUM([.F46:.F50])/4" office:value-type="float" office:value="1.07711748123078" calcext:value-type="float">
            <text:p>1.0771174812307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D$3]*[.A51]" office:value-type="float" office:value="0.364583333333333" calcext:value-type="float">
            <text:p>0.364583333333333</text:p>
          </table:table-cell>
          <table:table-cell table:formula="of:=[.B51]*PI()/180" office:value-type="float" office:value="1.60570291183478" calcext:value-type="float">
            <text:p>1.60570291183478</text:p>
          </table:table-cell>
          <table:table-cell table:formula="of:=([.E51]-[.E50])/([.D51]-[.D50])" office:value-type="float" office:value="0" calcext:value-type="float">
            <text:p>0</text:p>
          </table:table-cell>
          <table:table-cell table:formula="of:=SUM([.F47:.F51])/4" office:value-type="float" office:value="1.07711748123078" calcext:value-type="float">
            <text:p>1.0771174812307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D$3]*[.A52]" office:value-type="float" office:value="0.372685185185185" calcext:value-type="float">
            <text:p>0.372685185185185</text:p>
          </table:table-cell>
          <table:table-cell table:formula="of:=[.B52]*PI()/180" office:value-type="float" office:value="1.60570291183478" calcext:value-type="float">
            <text:p>1.60570291183478</text:p>
          </table:table-cell>
          <table:table-cell table:formula="of:=([.E52]-[.E51])/([.D52]-[.D51])" office:value-type="float" office:value="0" calcext:value-type="float">
            <text:p>0</text:p>
          </table:table-cell>
          <table:table-cell table:formula="of:=SUM([.F48:.F52])/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D$3]*[.A53]" office:value-type="float" office:value="0.380787037037037" calcext:value-type="float">
            <text:p>0.380787037037037</text:p>
          </table:table-cell>
          <table:table-cell table:formula="of:=[.B53]*PI()/180" office:value-type="float" office:value="1.60570291183478" calcext:value-type="float">
            <text:p>1.60570291183478</text:p>
          </table:table-cell>
          <table:table-cell table:formula="of:=([.E53]-[.E52])/([.D53]-[.D52])" office:value-type="float" office:value="0" calcext:value-type="float">
            <text:p>0</text:p>
          </table:table-cell>
          <table:table-cell table:formula="of:=SUM([.F49:.F53])/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D$3]*[.A54]" office:value-type="float" office:value="0.388888888888889" calcext:value-type="float">
            <text:p>0.388888888888889</text:p>
          </table:table-cell>
          <table:table-cell table:formula="of:=[.B54]*PI()/180" office:value-type="float" office:value="1.60570291183478" calcext:value-type="float">
            <text:p>1.60570291183478</text:p>
          </table:table-cell>
          <table:table-cell table:formula="of:=([.E54]-[.E53])/([.D54]-[.D53])" office:value-type="float" office:value="0" calcext:value-type="float">
            <text:p>0</text:p>
          </table:table-cell>
          <table:table-cell table:formula="of:=SUM([.F50:.F54])/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D$3]*[.A55]" office:value-type="float" office:value="0.396990740740741" calcext:value-type="float">
            <text:p>0.396990740740741</text:p>
          </table:table-cell>
          <table:table-cell table:formula="of:=[.B55]*PI()/180" office:value-type="float" office:value="1.60570291183478" calcext:value-type="float">
            <text:p>1.60570291183478</text:p>
          </table:table-cell>
          <table:table-cell table:formula="of:=([.E55]-[.E54])/([.D55]-[.D54])" office:value-type="float" office:value="0" calcext:value-type="float">
            <text:p>0</text:p>
          </table:table-cell>
          <table:table-cell table:formula="of:=SUM([.F51:.F55])/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D$3]*[.A56]" office:value-type="float" office:value="0.405092592592593" calcext:value-type="float">
            <text:p>0.405092592592593</text:p>
          </table:table-cell>
          <table:table-cell table:formula="of:=[.B56]*PI()/180" office:value-type="float" office:value="1.60570291183478" calcext:value-type="float">
            <text:p>1.60570291183478</text:p>
          </table:table-cell>
          <table:table-cell table:formula="of:=([.E56]-[.E55])/([.D56]-[.D55])" office:value-type="float" office:value="0" calcext:value-type="float">
            <text:p>0</text:p>
          </table:table-cell>
          <table:table-cell table:formula="of:=SUM([.F52:.F56])/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D$3]*[.A57]" office:value-type="float" office:value="0.413194444444444" calcext:value-type="float">
            <text:p>0.413194444444444</text:p>
          </table:table-cell>
          <table:table-cell table:formula="of:=[.B57]*PI()/180" office:value-type="float" office:value="1.60570291183478" calcext:value-type="float">
            <text:p>1.60570291183478</text:p>
          </table:table-cell>
          <table:table-cell table:formula="of:=([.E57]-[.E56])/([.D57]-[.D56])" office:value-type="float" office:value="0" calcext:value-type="float">
            <text:p>0</text:p>
          </table:table-cell>
          <table:table-cell table:formula="of:=SUM([.F53:.F57])/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D$3]*[.A58]" office:value-type="float" office:value="0.421296296296296" calcext:value-type="float">
            <text:p>0.421296296296296</text:p>
          </table:table-cell>
          <table:table-cell table:formula="of:=[.B58]*PI()/180" office:value-type="float" office:value="1.60570291183478" calcext:value-type="float">
            <text:p>1.60570291183478</text:p>
          </table:table-cell>
          <table:table-cell table:formula="of:=([.E58]-[.E57])/([.D58]-[.D57])" office:value-type="float" office:value="0" calcext:value-type="float">
            <text:p>0</text:p>
          </table:table-cell>
          <table:table-cell table:formula="of:=SUM([.F54:.F58])/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D$3]*[.A59]" office:value-type="float" office:value="0.429398148148148" calcext:value-type="float">
            <text:p>0.429398148148148</text:p>
          </table:table-cell>
          <table:table-cell table:formula="of:=[.B59]*PI()/180" office:value-type="float" office:value="1.5707963267949" calcext:value-type="float">
            <text:p>1.5707963267949</text:p>
          </table:table-cell>
          <table:table-cell table:formula="of:=([.E59]-[.E58])/([.D59]-[.D58])" office:value-type="float" office:value="-4.30846992492312" calcext:value-type="float">
            <text:p>-4.30846992492312</text:p>
          </table:table-cell>
          <table:table-cell table:formula="of:=SUM([.F55:.F59])/4" office:value-type="float" office:value="-1.07711748123078" calcext:value-type="float">
            <text:p>-1.0771174812307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D$3]*[.A60]" office:value-type="float" office:value="0.4375" calcext:value-type="float">
            <text:p>0.4375</text:p>
          </table:table-cell>
          <table:table-cell table:formula="of:=[.B60]*PI()/180" office:value-type="float" office:value="1.5707963267949" calcext:value-type="float">
            <text:p>1.5707963267949</text:p>
          </table:table-cell>
          <table:table-cell table:formula="of:=([.E60]-[.E59])/([.D60]-[.D59])" office:value-type="float" office:value="0" calcext:value-type="float">
            <text:p>0</text:p>
          </table:table-cell>
          <table:table-cell table:formula="of:=SUM([.F56:.F60])/4" office:value-type="float" office:value="-1.07711748123078" calcext:value-type="float">
            <text:p>-1.0771174812307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D$3]*[.A61]" office:value-type="float" office:value="0.445601851851852" calcext:value-type="float">
            <text:p>0.445601851851852</text:p>
          </table:table-cell>
          <table:table-cell table:formula="of:=[.B61]*PI()/180" office:value-type="float" office:value="1.5707963267949" calcext:value-type="float">
            <text:p>1.5707963267949</text:p>
          </table:table-cell>
          <table:table-cell table:formula="of:=([.E61]-[.E60])/([.D61]-[.D60])" office:value-type="float" office:value="0" calcext:value-type="float">
            <text:p>0</text:p>
          </table:table-cell>
          <table:table-cell table:formula="of:=SUM([.F57:.F61])/4" office:value-type="float" office:value="-1.07711748123078" calcext:value-type="float">
            <text:p>-1.0771174812307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D$3]*[.A62]" office:value-type="float" office:value="0.453703703703704" calcext:value-type="float">
            <text:p>0.453703703703704</text:p>
          </table:table-cell>
          <table:table-cell table:formula="of:=[.B62]*PI()/180" office:value-type="float" office:value="1.50098315671512" calcext:value-type="float">
            <text:p>1.50098315671512</text:p>
          </table:table-cell>
          <table:table-cell table:formula="of:=([.E62]-[.E61])/([.D62]-[.D61])" office:value-type="float" office:value="-8.61693984984635" calcext:value-type="float">
            <text:p>-8.61693984984635</text:p>
          </table:table-cell>
          <table:table-cell table:formula="of:=SUM([.F58:.F62])/4" office:value-type="float" office:value="-3.23135244369237" calcext:value-type="float">
            <text:p>-3.2313524436923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D$3]*[.A63]" office:value-type="float" office:value="0.461805555555556" calcext:value-type="float">
            <text:p>0.461805555555556</text:p>
          </table:table-cell>
          <table:table-cell table:formula="of:=[.B63]*PI()/180" office:value-type="float" office:value="1.5707963267949" calcext:value-type="float">
            <text:p>1.5707963267949</text:p>
          </table:table-cell>
          <table:table-cell table:formula="of:=([.E63]-[.E62])/([.D63]-[.D62])" office:value-type="float" office:value="8.61693984984629" calcext:value-type="float">
            <text:p>8.61693984984629</text:p>
          </table:table-cell>
          <table:table-cell table:formula="of:=SUM([.F59:.F63])/4" office:value-type="float" office:value="-1.07711748123079" calcext:value-type="float">
            <text:p>-1.0771174812307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D$3]*[.A64]" office:value-type="float" office:value="0.469907407407407" calcext:value-type="float">
            <text:p>0.469907407407407</text:p>
          </table:table-cell>
          <table:table-cell table:formula="of:=[.B64]*PI()/180" office:value-type="float" office:value="1.55334303427495" calcext:value-type="float">
            <text:p>1.55334303427495</text:p>
          </table:table-cell>
          <table:table-cell table:formula="of:=([.E64]-[.E63])/([.D64]-[.D63])" office:value-type="float" office:value="-2.15423496246155" calcext:value-type="float">
            <text:p>-2.15423496246155</text:p>
          </table:table-cell>
          <table:table-cell table:formula="of:=SUM([.F60:.F64])/4" office:value-type="float" office:value="-0.538558740615401" calcext:value-type="float">
            <text:p>-0.53855874061540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D$3]*[.A65]" office:value-type="float" office:value="0.478009259259259" calcext:value-type="float">
            <text:p>0.478009259259259</text:p>
          </table:table-cell>
          <table:table-cell table:formula="of:=[.B65]*PI()/180" office:value-type="float" office:value="1.55334303427495" calcext:value-type="float">
            <text:p>1.55334303427495</text:p>
          </table:table-cell>
          <table:table-cell table:formula="of:=([.E65]-[.E64])/([.D65]-[.D64])" office:value-type="float" office:value="0" calcext:value-type="float">
            <text:p>0</text:p>
          </table:table-cell>
          <table:table-cell table:formula="of:=SUM([.F61:.F65])/4" office:value-type="float" office:value="-0.538558740615401" calcext:value-type="float">
            <text:p>-0.5385587406154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D$3]*[.A66]" office:value-type="float" office:value="0.486111111111111" calcext:value-type="float">
            <text:p>0.486111111111111</text:p>
          </table:table-cell>
          <table:table-cell table:formula="of:=[.B66]*PI()/180" office:value-type="float" office:value="1.53588974175501" calcext:value-type="float">
            <text:p>1.53588974175501</text:p>
          </table:table-cell>
          <table:table-cell table:formula="of:=([.E66]-[.E65])/([.D66]-[.D65])" office:value-type="float" office:value="-2.1542349624616" calcext:value-type="float">
            <text:p>-2.1542349624616</text:p>
          </table:table-cell>
          <table:table-cell table:formula="of:=SUM([.F62:.F66])/4" office:value-type="float" office:value="-1.0771174812308" calcext:value-type="float">
            <text:p>-1.077117481230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D$3]*[.A67]" office:value-type="float" office:value="0.494212962962963" calcext:value-type="float">
            <text:p>0.494212962962963</text:p>
          </table:table-cell>
          <table:table-cell table:formula="of:=[.B67]*PI()/180" office:value-type="float" office:value="1.55334303427495" calcext:value-type="float">
            <text:p>1.55334303427495</text:p>
          </table:table-cell>
          <table:table-cell table:formula="of:=([.E67]-[.E66])/([.D67]-[.D66])" office:value-type="float" office:value="2.1542349624616" calcext:value-type="float">
            <text:p>2.1542349624616</text:p>
          </table:table-cell>
          <table:table-cell table:formula="of:=SUM([.F63:.F67])/4" office:value-type="float" office:value="1.61567622184619" calcext:value-type="float">
            <text:p>1.6156762218461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D$3]*[.A68]" office:value-type="float" office:value="0.502314814814815" calcext:value-type="float">
            <text:p>0.502314814814815</text:p>
          </table:table-cell>
          <table:table-cell table:formula="of:=[.B68]*PI()/180" office:value-type="float" office:value="1.53588974175501" calcext:value-type="float">
            <text:p>1.53588974175501</text:p>
          </table:table-cell>
          <table:table-cell table:formula="of:=([.E68]-[.E67])/([.D68]-[.D67])" office:value-type="float" office:value="-2.15423496246162" calcext:value-type="float">
            <text:p>-2.15423496246162</text:p>
          </table:table-cell>
          <table:table-cell table:formula="of:=SUM([.F64:.F68])/4" office:value-type="float" office:value="-1.07711748123079" calcext:value-type="float">
            <text:p>-1.0771174812307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D$3]*[.A69]" office:value-type="float" office:value="0.510416666666667" calcext:value-type="float">
            <text:p>0.510416666666667</text:p>
          </table:table-cell>
          <table:table-cell table:formula="of:=[.B69]*PI()/180" office:value-type="float" office:value="1.53588974175501" calcext:value-type="float">
            <text:p>1.53588974175501</text:p>
          </table:table-cell>
          <table:table-cell table:formula="of:=([.E69]-[.E68])/([.D69]-[.D68])" office:value-type="float" office:value="0" calcext:value-type="float">
            <text:p>0</text:p>
          </table:table-cell>
          <table:table-cell table:formula="of:=SUM([.F65:.F69])/4" office:value-type="float" office:value="-0.538558740615404" calcext:value-type="float">
            <text:p>-0.53855874061540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70]" office:value-type="float" office:value="0.518518518518518" calcext:value-type="float">
            <text:p>0.518518518518518</text:p>
          </table:table-cell>
          <table:table-cell table:formula="of:=[.B70]*PI()/180" office:value-type="float" office:value="1.51843644923507" calcext:value-type="float">
            <text:p>1.51843644923507</text:p>
          </table:table-cell>
          <table:table-cell table:formula="of:=([.E70]-[.E69])/([.D70]-[.D69])" office:value-type="float" office:value="-2.15423496246157" calcext:value-type="float">
            <text:p>-2.15423496246157</text:p>
          </table:table-cell>
          <table:table-cell table:formula="of:=SUM([.F66:.F70])/4" office:value-type="float" office:value="-1.0771174812308" calcext:value-type="float">
            <text:p>-1.077117481230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71]" office:value-type="float" office:value="0.52662037037037" calcext:value-type="float">
            <text:p>0.52662037037037</text:p>
          </table:table-cell>
          <table:table-cell table:formula="of:=[.B71]*PI()/180" office:value-type="float" office:value="1.51843644923507" calcext:value-type="float">
            <text:p>1.51843644923507</text:p>
          </table:table-cell>
          <table:table-cell table:formula="of:=([.E71]-[.E70])/([.D71]-[.D70])" office:value-type="float" office:value="0" calcext:value-type="float">
            <text:p>0</text:p>
          </table:table-cell>
          <table:table-cell table:formula="of:=SUM([.F67:.F71])/4" office:value-type="float" office:value="-0.538558740615397" calcext:value-type="float">
            <text:p>-0.53855874061539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72]" office:value-type="float" office:value="0.534722222222222" calcext:value-type="float">
            <text:p>0.534722222222222</text:p>
          </table:table-cell>
          <table:table-cell table:formula="of:=[.B72]*PI()/180" office:value-type="float" office:value="1.51843644923507" calcext:value-type="float">
            <text:p>1.51843644923507</text:p>
          </table:table-cell>
          <table:table-cell table:formula="of:=([.E72]-[.E71])/([.D72]-[.D71])" office:value-type="float" office:value="0" calcext:value-type="float">
            <text:p>0</text:p>
          </table:table-cell>
          <table:table-cell table:formula="of:=SUM([.F68:.F72])/4" office:value-type="float" office:value="-1.0771174812308" calcext:value-type="float">
            <text:p>-1.077117481230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73]" office:value-type="float" office:value="0.542824074074074" calcext:value-type="float">
            <text:p>0.542824074074074</text:p>
          </table:table-cell>
          <table:table-cell table:formula="of:=[.B73]*PI()/180" office:value-type="float" office:value="1.51843644923507" calcext:value-type="float">
            <text:p>1.51843644923507</text:p>
          </table:table-cell>
          <table:table-cell table:formula="of:=([.E73]-[.E72])/([.D73]-[.D72])" office:value-type="float" office:value="0" calcext:value-type="float">
            <text:p>0</text:p>
          </table:table-cell>
          <table:table-cell table:formula="of:=SUM([.F69:.F73])/4" office:value-type="float" office:value="-0.538558740615393" calcext:value-type="float">
            <text:p>-0.53855874061539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74]" office:value-type="float" office:value="0.550925925925926" calcext:value-type="float">
            <text:p>0.550925925925926</text:p>
          </table:table-cell>
          <table:table-cell table:formula="of:=[.B74]*PI()/180" office:value-type="float" office:value="1.51843644923507" calcext:value-type="float">
            <text:p>1.51843644923507</text:p>
          </table:table-cell>
          <table:table-cell table:formula="of:=([.E74]-[.E73])/([.D74]-[.D73])" office:value-type="float" office:value="0" calcext:value-type="float">
            <text:p>0</text:p>
          </table:table-cell>
          <table:table-cell table:formula="of:=SUM([.F70:.F74])/4" office:value-type="float" office:value="-0.538558740615393" calcext:value-type="float">
            <text:p>-0.53855874061539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75]" office:value-type="float" office:value="0.559027777777778" calcext:value-type="float">
            <text:p>0.559027777777778</text:p>
          </table:table-cell>
          <table:table-cell table:formula="of:=[.B75]*PI()/180" office:value-type="float" office:value="1.51843644923507" calcext:value-type="float">
            <text:p>1.51843644923507</text:p>
          </table:table-cell>
          <table:table-cell table:formula="of:=([.E75]-[.E74])/([.D75]-[.D74])" office:value-type="float" office:value="0" calcext:value-type="float">
            <text:p>0</text:p>
          </table:table-cell>
          <table:table-cell table:formula="of:=SUM([.F71:.F75])/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76]" office:value-type="float" office:value="0.56712962962963" calcext:value-type="float">
            <text:p>0.56712962962963</text:p>
          </table:table-cell>
          <table:table-cell table:formula="of:=[.B76]*PI()/180" office:value-type="float" office:value="1.51843644923507" calcext:value-type="float">
            <text:p>1.51843644923507</text:p>
          </table:table-cell>
          <table:table-cell table:formula="of:=([.E76]-[.E75])/([.D76]-[.D75])" office:value-type="float" office:value="0" calcext:value-type="float">
            <text:p>0</text:p>
          </table:table-cell>
          <table:table-cell table:formula="of:=SUM([.F72:.F76])/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77]" office:value-type="float" office:value="0.575231481481482" calcext:value-type="float">
            <text:p>0.575231481481482</text:p>
          </table:table-cell>
          <table:table-cell table:formula="of:=[.B77]*PI()/180" office:value-type="float" office:value="1.51843644923507" calcext:value-type="float">
            <text:p>1.51843644923507</text:p>
          </table:table-cell>
          <table:table-cell table:formula="of:=([.E77]-[.E76])/([.D77]-[.D76])" office:value-type="float" office:value="0" calcext:value-type="float">
            <text:p>0</text:p>
          </table:table-cell>
          <table:table-cell table:formula="of:=SUM([.F73:.F77])/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78]" office:value-type="float" office:value="0.583333333333333" calcext:value-type="float">
            <text:p>0.583333333333333</text:p>
          </table:table-cell>
          <table:table-cell table:formula="of:=[.B78]*PI()/180" office:value-type="float" office:value="1.51843644923507" calcext:value-type="float">
            <text:p>1.51843644923507</text:p>
          </table:table-cell>
          <table:table-cell table:formula="of:=([.E78]-[.E77])/([.D78]-[.D77])" office:value-type="float" office:value="0" calcext:value-type="float">
            <text:p>0</text:p>
          </table:table-cell>
          <table:table-cell table:formula="of:=SUM([.F74:.F78])/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79]" office:value-type="float" office:value="0.591435185185185" calcext:value-type="float">
            <text:p>0.591435185185185</text:p>
          </table:table-cell>
          <table:table-cell table:formula="of:=[.B79]*PI()/180" office:value-type="float" office:value="1.51843644923507" calcext:value-type="float">
            <text:p>1.51843644923507</text:p>
          </table:table-cell>
          <table:table-cell table:formula="of:=([.E79]-[.E78])/([.D79]-[.D78])" office:value-type="float" office:value="0" calcext:value-type="float">
            <text:p>0</text:p>
          </table:table-cell>
          <table:table-cell table:formula="of:=SUM([.F75:.F79])/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80]" office:value-type="float" office:value="0.599537037037037" calcext:value-type="float">
            <text:p>0.599537037037037</text:p>
          </table:table-cell>
          <table:table-cell table:formula="of:=[.B80]*PI()/180" office:value-type="float" office:value="1.51843644923507" calcext:value-type="float">
            <text:p>1.51843644923507</text:p>
          </table:table-cell>
          <table:table-cell table:formula="of:=([.E80]-[.E79])/([.D80]-[.D79])" office:value-type="float" office:value="0" calcext:value-type="float">
            <text:p>0</text:p>
          </table:table-cell>
          <table:table-cell table:formula="of:=SUM([.F76:.F80])/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81]" office:value-type="float" office:value="0.607638888888889" calcext:value-type="float">
            <text:p>0.607638888888889</text:p>
          </table:table-cell>
          <table:table-cell table:formula="of:=[.B81]*PI()/180" office:value-type="float" office:value="1.51843644923507" calcext:value-type="float">
            <text:p>1.51843644923507</text:p>
          </table:table-cell>
          <table:table-cell table:formula="of:=([.E81]-[.E80])/([.D81]-[.D80])" office:value-type="float" office:value="0" calcext:value-type="float">
            <text:p>0</text:p>
          </table:table-cell>
          <table:table-cell table:formula="of:=SUM([.F77:.F81])/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82]" office:value-type="float" office:value="0.615740740740741" calcext:value-type="float">
            <text:p>0.615740740740741</text:p>
          </table:table-cell>
          <table:table-cell table:formula="of:=[.B82]*PI()/180" office:value-type="float" office:value="1.51843644923507" calcext:value-type="float">
            <text:p>1.51843644923507</text:p>
          </table:table-cell>
          <table:table-cell table:formula="of:=([.E82]-[.E81])/([.D82]-[.D81])" office:value-type="float" office:value="0" calcext:value-type="float">
            <text:p>0</text:p>
          </table:table-cell>
          <table:table-cell table:formula="of:=SUM([.F78:.F82])/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83]" office:value-type="float" office:value="0.623842592592593" calcext:value-type="float">
            <text:p>0.623842592592593</text:p>
          </table:table-cell>
          <table:table-cell table:formula="of:=[.B83]*PI()/180" office:value-type="float" office:value="1.51843644923507" calcext:value-type="float">
            <text:p>1.51843644923507</text:p>
          </table:table-cell>
          <table:table-cell table:formula="of:=([.E83]-[.E82])/([.D83]-[.D82])" office:value-type="float" office:value="0" calcext:value-type="float">
            <text:p>0</text:p>
          </table:table-cell>
          <table:table-cell table:formula="of:=SUM([.F79:.F83])/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84]" office:value-type="float" office:value="0.631944444444444" calcext:value-type="float">
            <text:p>0.631944444444444</text:p>
          </table:table-cell>
          <table:table-cell table:formula="of:=[.B84]*PI()/180" office:value-type="float" office:value="1.51843644923507" calcext:value-type="float">
            <text:p>1.51843644923507</text:p>
          </table:table-cell>
          <table:table-cell table:formula="of:=([.E84]-[.E83])/([.D84]-[.D83])" office:value-type="float" office:value="0" calcext:value-type="float">
            <text:p>0</text:p>
          </table:table-cell>
          <table:table-cell table:formula="of:=SUM([.F80:.F84])/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85]" office:value-type="float" office:value="0.640046296296296" calcext:value-type="float">
            <text:p>0.640046296296296</text:p>
          </table:table-cell>
          <table:table-cell table:formula="of:=[.B85]*PI()/180" office:value-type="float" office:value="1.51843644923507" calcext:value-type="float">
            <text:p>1.51843644923507</text:p>
          </table:table-cell>
          <table:table-cell table:formula="of:=([.E85]-[.E84])/([.D85]-[.D84])" office:value-type="float" office:value="0" calcext:value-type="float">
            <text:p>0</text:p>
          </table:table-cell>
          <table:table-cell table:formula="of:=SUM([.F81:.F85])/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86]" office:value-type="float" office:value="0.648148148148148" calcext:value-type="float">
            <text:p>0.648148148148148</text:p>
          </table:table-cell>
          <table:table-cell table:formula="of:=[.B86]*PI()/180" office:value-type="float" office:value="1.51843644923507" calcext:value-type="float">
            <text:p>1.51843644923507</text:p>
          </table:table-cell>
          <table:table-cell table:formula="of:=([.E86]-[.E85])/([.D86]-[.D85])" office:value-type="float" office:value="0" calcext:value-type="float">
            <text:p>0</text:p>
          </table:table-cell>
          <table:table-cell table:formula="of:=SUM([.F82:.F86])/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87]" office:value-type="float" office:value="0.65625" calcext:value-type="float">
            <text:p>0.65625</text:p>
          </table:table-cell>
          <table:table-cell table:formula="of:=[.B87]*PI()/180" office:value-type="float" office:value="1.51843644923507" calcext:value-type="float">
            <text:p>1.51843644923507</text:p>
          </table:table-cell>
          <table:table-cell table:formula="of:=([.E87]-[.E86])/([.D87]-[.D86])" office:value-type="float" office:value="0" calcext:value-type="float">
            <text:p>0</text:p>
          </table:table-cell>
          <table:table-cell table:formula="of:=SUM([.F83:.F87])/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88]" office:value-type="float" office:value="0.664351851851852" calcext:value-type="float">
            <text:p>0.664351851851852</text:p>
          </table:table-cell>
          <table:table-cell table:formula="of:=[.B88]*PI()/180" office:value-type="float" office:value="1.51843644923507" calcext:value-type="float">
            <text:p>1.51843644923507</text:p>
          </table:table-cell>
          <table:table-cell table:formula="of:=([.E88]-[.E87])/([.D88]-[.D87])" office:value-type="float" office:value="0" calcext:value-type="float">
            <text:p>0</text:p>
          </table:table-cell>
          <table:table-cell table:formula="of:=SUM([.F84:.F88])/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89]" office:value-type="float" office:value="0.672453703703704" calcext:value-type="float">
            <text:p>0.672453703703704</text:p>
          </table:table-cell>
          <table:table-cell table:formula="of:=[.B89]*PI()/180" office:value-type="float" office:value="1.51843644923507" calcext:value-type="float">
            <text:p>1.51843644923507</text:p>
          </table:table-cell>
          <table:table-cell table:formula="of:=([.E89]-[.E88])/([.D89]-[.D88])" office:value-type="float" office:value="0" calcext:value-type="float">
            <text:p>0</text:p>
          </table:table-cell>
          <table:table-cell table:formula="of:=SUM([.F85:.F89])/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90]" office:value-type="float" office:value="0.680555555555556" calcext:value-type="float">
            <text:p>0.680555555555556</text:p>
          </table:table-cell>
          <table:table-cell table:formula="of:=[.B90]*PI()/180" office:value-type="float" office:value="1.51843644923507" calcext:value-type="float">
            <text:p>1.51843644923507</text:p>
          </table:table-cell>
          <table:table-cell table:formula="of:=([.E90]-[.E89])/([.D90]-[.D89])" office:value-type="float" office:value="0" calcext:value-type="float">
            <text:p>0</text:p>
          </table:table-cell>
          <table:table-cell table:formula="of:=SUM([.F86:.F90])/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91]" office:value-type="float" office:value="0.688657407407407" calcext:value-type="float">
            <text:p>0.688657407407407</text:p>
          </table:table-cell>
          <table:table-cell table:formula="of:=[.B91]*PI()/180" office:value-type="float" office:value="1.51843644923507" calcext:value-type="float">
            <text:p>1.51843644923507</text:p>
          </table:table-cell>
          <table:table-cell table:formula="of:=([.E91]-[.E90])/([.D91]-[.D90])" office:value-type="float" office:value="0" calcext:value-type="float">
            <text:p>0</text:p>
          </table:table-cell>
          <table:table-cell table:formula="of:=SUM([.F87:.F91])/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92]" office:value-type="float" office:value="0.696759259259259" calcext:value-type="float">
            <text:p>0.696759259259259</text:p>
          </table:table-cell>
          <table:table-cell table:formula="of:=[.B92]*PI()/180" office:value-type="float" office:value="1.51843644923507" calcext:value-type="float">
            <text:p>1.51843644923507</text:p>
          </table:table-cell>
          <table:table-cell table:formula="of:=([.E92]-[.E91])/([.D92]-[.D91])" office:value-type="float" office:value="0" calcext:value-type="float">
            <text:p>0</text:p>
          </table:table-cell>
          <table:table-cell table:formula="of:=SUM([.F88:.F92])/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93]" office:value-type="float" office:value="0.704861111111111" calcext:value-type="float">
            <text:p>0.704861111111111</text:p>
          </table:table-cell>
          <table:table-cell table:formula="of:=[.B93]*PI()/180" office:value-type="float" office:value="1.51843644923507" calcext:value-type="float">
            <text:p>1.51843644923507</text:p>
          </table:table-cell>
          <table:table-cell table:formula="of:=([.E93]-[.E92])/([.D93]-[.D92])" office:value-type="float" office:value="0" calcext:value-type="float">
            <text:p>0</text:p>
          </table:table-cell>
          <table:table-cell table:formula="of:=SUM([.F89:.F93])/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94]" office:value-type="float" office:value="0.712962962962963" calcext:value-type="float">
            <text:p>0.712962962962963</text:p>
          </table:table-cell>
          <table:table-cell table:formula="of:=[.B94]*PI()/180" office:value-type="float" office:value="1.51843644923507" calcext:value-type="float">
            <text:p>1.51843644923507</text:p>
          </table:table-cell>
          <table:table-cell table:formula="of:=([.E94]-[.E93])/([.D94]-[.D93])" office:value-type="float" office:value="0" calcext:value-type="float">
            <text:p>0</text:p>
          </table:table-cell>
          <table:table-cell table:formula="of:=SUM([.F90:.F94])/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95]" office:value-type="float" office:value="0.721064814814815" calcext:value-type="float">
            <text:p>0.721064814814815</text:p>
          </table:table-cell>
          <table:table-cell table:formula="of:=[.B95]*PI()/180" office:value-type="float" office:value="1.51843644923507" calcext:value-type="float">
            <text:p>1.51843644923507</text:p>
          </table:table-cell>
          <table:table-cell table:formula="of:=([.E95]-[.E94])/([.D95]-[.D94])" office:value-type="float" office:value="0" calcext:value-type="float">
            <text:p>0</text:p>
          </table:table-cell>
          <table:table-cell table:formula="of:=SUM([.F91:.F95])/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96]" office:value-type="float" office:value="0.729166666666667" calcext:value-type="float">
            <text:p>0.729166666666667</text:p>
          </table:table-cell>
          <table:table-cell table:formula="of:=[.B96]*PI()/180" office:value-type="float" office:value="1.51843644923507" calcext:value-type="float">
            <text:p>1.51843644923507</text:p>
          </table:table-cell>
          <table:table-cell table:formula="of:=([.E96]-[.E95])/([.D96]-[.D95])" office:value-type="float" office:value="0" calcext:value-type="float">
            <text:p>0</text:p>
          </table:table-cell>
          <table:table-cell table:formula="of:=SUM([.F92:.F96])/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$3]*[.A97]" office:value-type="float" office:value="0.737268518518518" calcext:value-type="float">
            <text:p>0.737268518518518</text:p>
          </table:table-cell>
          <table:table-cell table:formula="of:=[.B97]*PI()/180" office:value-type="float" office:value="1.51843644923507" calcext:value-type="float">
            <text:p>1.51843644923507</text:p>
          </table:table-cell>
          <table:table-cell table:formula="of:=([.E97]-[.E96])/([.D97]-[.D96])" office:value-type="float" office:value="0" calcext:value-type="float">
            <text:p>0</text:p>
          </table:table-cell>
          <table:table-cell table:formula="of:=SUM([.F93:.F97])/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D$3]*[.A98]" office:value-type="float" office:value="0.74537037037037" calcext:value-type="float">
            <text:p>0.74537037037037</text:p>
          </table:table-cell>
          <table:table-cell table:formula="of:=[.B98]*PI()/180" office:value-type="float" office:value="1.50098315671512" calcext:value-type="float">
            <text:p>1.50098315671512</text:p>
          </table:table-cell>
          <table:table-cell table:formula="of:=([.E98]-[.E97])/([.D98]-[.D97])" office:value-type="float" office:value="-2.15423496246157" calcext:value-type="float">
            <text:p>-2.15423496246157</text:p>
          </table:table-cell>
          <table:table-cell table:formula="of:=SUM([.F94:.F98])/4" office:value-type="float" office:value="-0.538558740615393" calcext:value-type="float">
            <text:p>-0.53855874061539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D$3]*[.A99]" office:value-type="float" office:value="0.753472222222222" calcext:value-type="float">
            <text:p>0.753472222222222</text:p>
          </table:table-cell>
          <table:table-cell table:formula="of:=[.B99]*PI()/180" office:value-type="float" office:value="1.48352986419518" calcext:value-type="float">
            <text:p>1.48352986419518</text:p>
          </table:table-cell>
          <table:table-cell table:formula="of:=([.E99]-[.E98])/([.D99]-[.D98])" office:value-type="float" office:value="-2.15423496246155" calcext:value-type="float">
            <text:p>-2.15423496246155</text:p>
          </table:table-cell>
          <table:table-cell table:formula="of:=SUM([.F95:.F99])/4" office:value-type="float" office:value="-1.07711748123078" calcext:value-type="float">
            <text:p>-1.0771174812307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D$3]*[.A100]" office:value-type="float" office:value="0.761574074074074" calcext:value-type="float">
            <text:p>0.761574074074074</text:p>
          </table:table-cell>
          <table:table-cell table:formula="of:=[.B100]*PI()/180" office:value-type="float" office:value="1.44862327915529" calcext:value-type="float">
            <text:p>1.44862327915529</text:p>
          </table:table-cell>
          <table:table-cell table:formula="of:=([.E100]-[.E99])/([.D100]-[.D99])" office:value-type="float" office:value="-4.30846992492315" calcext:value-type="float">
            <text:p>-4.30846992492315</text:p>
          </table:table-cell>
          <table:table-cell table:formula="of:=SUM([.F96:.F100])/4" office:value-type="float" office:value="-2.15423496246157" calcext:value-type="float">
            <text:p>-2.1542349624615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D$3]*[.A101]" office:value-type="float" office:value="0.769675925925926" calcext:value-type="float">
            <text:p>0.769675925925926</text:p>
          </table:table-cell>
          <table:table-cell table:formula="of:=[.B101]*PI()/180" office:value-type="float" office:value="1.43116998663535" calcext:value-type="float">
            <text:p>1.43116998663535</text:p>
          </table:table-cell>
          <table:table-cell table:formula="of:=([.E101]-[.E100])/([.D101]-[.D100])" office:value-type="float" office:value="-2.1542349624616" calcext:value-type="float">
            <text:p>-2.1542349624616</text:p>
          </table:table-cell>
          <table:table-cell table:formula="of:=SUM([.F97:.F101])/4" office:value-type="float" office:value="-2.69279370307697" calcext:value-type="float">
            <text:p>-2.6927937030769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D$3]*[.A102]" office:value-type="float" office:value="0.777777777777778" calcext:value-type="float">
            <text:p>0.777777777777778</text:p>
          </table:table-cell>
          <table:table-cell table:formula="of:=[.B102]*PI()/180" office:value-type="float" office:value="1.46607657167524" calcext:value-type="float">
            <text:p>1.46607657167524</text:p>
          </table:table-cell>
          <table:table-cell table:formula="of:=([.E102]-[.E101])/([.D102]-[.D101])" office:value-type="float" office:value="4.30846992492317" calcext:value-type="float">
            <text:p>4.30846992492317</text:p>
          </table:table-cell>
          <table:table-cell table:formula="of:=SUM([.F98:.F102])/4" office:value-type="float" office:value="-1.61567622184617" calcext:value-type="float">
            <text:p>-1.6156762218461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D$3]*[.A103]" office:value-type="float" office:value="0.78587962962963" calcext:value-type="float">
            <text:p>0.78587962962963</text:p>
          </table:table-cell>
          <table:table-cell table:formula="of:=[.B103]*PI()/180" office:value-type="float" office:value="1.43116998663535" calcext:value-type="float">
            <text:p>1.43116998663535</text:p>
          </table:table-cell>
          <table:table-cell table:formula="of:=([.E103]-[.E102])/([.D103]-[.D102])" office:value-type="float" office:value="-4.30846992492317" calcext:value-type="float">
            <text:p>-4.30846992492317</text:p>
          </table:table-cell>
          <table:table-cell table:formula="of:=SUM([.F99:.F103])/4" office:value-type="float" office:value="-2.15423496246157" calcext:value-type="float">
            <text:p>-2.1542349624615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$3]*[.A104]" office:value-type="float" office:value="0.793981481481482" calcext:value-type="float">
            <text:p>0.793981481481482</text:p>
          </table:table-cell>
          <table:table-cell table:formula="of:=[.B104]*PI()/180" office:value-type="float" office:value="1.39626340159546" calcext:value-type="float">
            <text:p>1.39626340159546</text:p>
          </table:table-cell>
          <table:table-cell table:formula="of:=([.E104]-[.E103])/([.D104]-[.D103])" office:value-type="float" office:value="-4.30846992492312" calcext:value-type="float">
            <text:p>-4.30846992492312</text:p>
          </table:table-cell>
          <table:table-cell table:formula="of:=SUM([.F100:.F104])/4" office:value-type="float" office:value="-2.69279370307697" calcext:value-type="float">
            <text:p>-2.6927937030769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D$3]*[.A105]" office:value-type="float" office:value="0.802083333333333" calcext:value-type="float">
            <text:p>0.802083333333333</text:p>
          </table:table-cell>
          <table:table-cell table:formula="of:=[.B105]*PI()/180" office:value-type="float" office:value="1.2915436464758" calcext:value-type="float">
            <text:p>1.2915436464758</text:p>
          </table:table-cell>
          <table:table-cell table:formula="of:=([.E105]-[.E104])/([.D105]-[.D104])" office:value-type="float" office:value="-12.9254097747696" calcext:value-type="float">
            <text:p>-12.9254097747696</text:p>
          </table:table-cell>
          <table:table-cell table:formula="of:=SUM([.F101:.F105])/4" office:value-type="float" office:value="-4.84702866553858" calcext:value-type="float">
            <text:p>-4.8470286655385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D$3]*[.A106]" office:value-type="float" office:value="0.810185185185185" calcext:value-type="float">
            <text:p>0.810185185185185</text:p>
          </table:table-cell>
          <table:table-cell table:formula="of:=[.B106]*PI()/180" office:value-type="float" office:value="1.36135681655558" calcext:value-type="float">
            <text:p>1.36135681655558</text:p>
          </table:table-cell>
          <table:table-cell table:formula="of:=([.E106]-[.E105])/([.D106]-[.D105])" office:value-type="float" office:value="8.61693984984627" calcext:value-type="float">
            <text:p>8.61693984984627</text:p>
          </table:table-cell>
          <table:table-cell table:formula="of:=SUM([.F102:.F106])/4" office:value-type="float" office:value="-2.15423496246161" calcext:value-type="float">
            <text:p>-2.1542349624616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$3]*[.A107]" office:value-type="float" office:value="0.818287037037037" calcext:value-type="float">
            <text:p>0.818287037037037</text:p>
          </table:table-cell>
          <table:table-cell table:formula="of:=[.B107]*PI()/180" office:value-type="float" office:value="1.39626340159546" calcext:value-type="float">
            <text:p>1.39626340159546</text:p>
          </table:table-cell>
          <table:table-cell table:formula="of:=([.E107]-[.E106])/([.D107]-[.D106])" office:value-type="float" office:value="4.30846992492315" calcext:value-type="float">
            <text:p>4.30846992492315</text:p>
          </table:table-cell>
          <table:table-cell table:formula="of:=SUM([.F103:.F107])/4" office:value-type="float" office:value="-2.15423496246162" calcext:value-type="float">
            <text:p>-2.1542349624616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D$3]*[.A108]" office:value-type="float" office:value="0.826388888888889" calcext:value-type="float">
            <text:p>0.826388888888889</text:p>
          </table:table-cell>
          <table:table-cell table:formula="of:=[.B108]*PI()/180" office:value-type="float" office:value="1.36135681655558" calcext:value-type="float">
            <text:p>1.36135681655558</text:p>
          </table:table-cell>
          <table:table-cell table:formula="of:=([.E108]-[.E107])/([.D108]-[.D107])" office:value-type="float" office:value="-4.30846992492315" calcext:value-type="float">
            <text:p>-4.30846992492315</text:p>
          </table:table-cell>
          <table:table-cell table:formula="of:=SUM([.F104:.F108])/4" office:value-type="float" office:value="-2.15423496246161" calcext:value-type="float">
            <text:p>-2.1542349624616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D$3]*[.A109]" office:value-type="float" office:value="0.834490740740741" calcext:value-type="float">
            <text:p>0.834490740740741</text:p>
          </table:table-cell>
          <table:table-cell table:formula="of:=[.B109]*PI()/180" office:value-type="float" office:value="1.2915436464758" calcext:value-type="float">
            <text:p>1.2915436464758</text:p>
          </table:table-cell>
          <table:table-cell table:formula="of:=([.E109]-[.E108])/([.D109]-[.D108])" office:value-type="float" office:value="-8.61693984984627" calcext:value-type="float">
            <text:p>-8.61693984984627</text:p>
          </table:table-cell>
          <table:table-cell table:formula="of:=SUM([.F105:.F109])/4" office:value-type="float" office:value="-3.2313524436924" calcext:value-type="float">
            <text:p>-3.231352443692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D$3]*[.A110]" office:value-type="float" office:value="0.842592592592593" calcext:value-type="float">
            <text:p>0.842592592592593</text:p>
          </table:table-cell>
          <table:table-cell table:formula="of:=[.B110]*PI()/180" office:value-type="float" office:value="1.2915436464758" calcext:value-type="float">
            <text:p>1.2915436464758</text:p>
          </table:table-cell>
          <table:table-cell table:formula="of:=([.E110]-[.E109])/([.D110]-[.D109])" office:value-type="float" office:value="0" calcext:value-type="float">
            <text:p>0</text:p>
          </table:table-cell>
          <table:table-cell table:formula="of:=SUM([.F106:.F110])/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D$3]*[.A111]" office:value-type="float" office:value="0.850694444444444" calcext:value-type="float">
            <text:p>0.850694444444444</text:p>
          </table:table-cell>
          <table:table-cell table:formula="of:=[.B111]*PI()/180" office:value-type="float" office:value="1.2915436464758" calcext:value-type="float">
            <text:p>1.2915436464758</text:p>
          </table:table-cell>
          <table:table-cell table:formula="of:=([.E111]-[.E110])/([.D111]-[.D110])" office:value-type="float" office:value="0" calcext:value-type="float">
            <text:p>0</text:p>
          </table:table-cell>
          <table:table-cell table:formula="of:=SUM([.F107:.F111])/4" office:value-type="float" office:value="-2.15423496246157" calcext:value-type="float">
            <text:p>-2.1542349624615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D$3]*[.A112]" office:value-type="float" office:value="0.858796296296296" calcext:value-type="float">
            <text:p>0.858796296296296</text:p>
          </table:table-cell>
          <table:table-cell table:formula="of:=[.B112]*PI()/180" office:value-type="float" office:value="1.23918376891597" calcext:value-type="float">
            <text:p>1.23918376891597</text:p>
          </table:table-cell>
          <table:table-cell table:formula="of:=([.E112]-[.E111])/([.D112]-[.D111])" office:value-type="float" office:value="-6.46270488738472" calcext:value-type="float">
            <text:p>-6.46270488738472</text:p>
          </table:table-cell>
          <table:table-cell table:formula="of:=SUM([.F108:.F112])/4" office:value-type="float" office:value="-4.84702866553853" calcext:value-type="float">
            <text:p>-4.8470286655385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D$3]*[.A113]" office:value-type="float" office:value="0.866898148148148" calcext:value-type="float">
            <text:p>0.866898148148148</text:p>
          </table:table-cell>
          <table:table-cell table:formula="of:=[.B113]*PI()/180" office:value-type="float" office:value="1.18682389135614" calcext:value-type="float">
            <text:p>1.18682389135614</text:p>
          </table:table-cell>
          <table:table-cell table:formula="of:=([.E113]-[.E112])/([.D113]-[.D112])" office:value-type="float" office:value="-6.46270488738469" calcext:value-type="float">
            <text:p>-6.46270488738469</text:p>
          </table:table-cell>
          <table:table-cell table:formula="of:=SUM([.F109:.F113])/4" office:value-type="float" office:value="-5.38558740615392" calcext:value-type="float">
            <text:p>-5.3855874061539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table:formula="of:=[.D$3]*[.A114]" office:value-type="float" office:value="0.875" calcext:value-type="float">
            <text:p>0.875</text:p>
          </table:table-cell>
          <table:table-cell table:formula="of:=[.B114]*PI()/180" office:value-type="float" office:value="1.18682389135614" calcext:value-type="float">
            <text:p>1.18682389135614</text:p>
          </table:table-cell>
          <table:table-cell table:formula="of:=([.E114]-[.E113])/([.D114]-[.D113])" office:value-type="float" office:value="0" calcext:value-type="float">
            <text:p>0</text:p>
          </table:table-cell>
          <table:table-cell table:formula="of:=SUM([.F110:.F114])/4" office:value-type="float" office:value="-3.23135244369235" calcext:value-type="float">
            <text:p>-3.231352443692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 style:data-style-name="N2" text:time-value="16:06:12.9256762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5T11:25:35.752234801</meta:creation-date>
    <dc:date>2021-03-15T16:34:58.417406669</dc:date>
    <meta:editing-duration>PT2H45M37S</meta:editing-duration>
    <meta:editing-cycles>4</meta:editing-cycles>
    <meta:generator>LibreOffice/6.0.7.3$Linux_X86_64 LibreOffice_project/00m0$Build-3</meta:generator>
    <meta:document-statistic meta:table-count="1" meta:cell-count="6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521cm" svg:height="17.559cm" xlink:href=".." xlink:type="simple" chart:class="chart:scatter" chart:style-name="ch1">
        <chart:plot-area chart:style-name="ch2" table:cell-range-address="Sheet1.D10:Sheet1.E114 Sheet1.G10:Sheet1.G114" svg:x="1.341cm" svg:y="0.351cm" svg:width="13.959cm" svg:height="15.876cm">
          <chartooo:coordinate-region svg:x="2.068cm" svg:y="0.551cm" svg:width="12.504cm" svg:height="15.029cm"/>
          <chart:axis chart:dimension="x" chart:name="primary-x" chart:style-name="ch3">
            <chart:title svg:x="7.654cm" svg:y="16.578cm" chart:style-name="ch4">
              <text:p>seconds</text:p>
            </chart:title>
          </chart:axis>
          <chart:axis chart:dimension="y" chart:name="primary-y" chart:style-name="ch3">
            <chart:title svg:x="0.451cm" svg:y="8.889cm" chart:style-name="ch5">
              <text:p>radians</text:p>
            </chart:title>
            <chart:grid chart:style-name="ch6" chart:class="major"/>
          </chart:axis>
          <chart:axis chart:dimension="y" chart:name="secondary-y" chart:style-name="ch7">
            <chart:title svg:x="15.63cm" svg:y="9.008cm" chart:style-name="ch5">
              <text:p>radians/s</text:p>
            </chart:title>
          </chart:axis>
          <chart:series chart:attached-axis="primary-y" chart:style-name="ch8" chart:values-cell-range-address="Sheet1.E10:Sheet1.E114" chart:class="chart:scatter">
            <chart:domain table:cell-range-address="Sheet1.D10:Sheet1.D114"/>
            <chart:regression-curve chart:style-name="ch9"/>
            <chart:data-point chart:repeated="105"/>
          </chart:series>
          <chart:series chart:attached-axis="secondary-y" chart:style-name="ch10" chart:values-cell-range-address="Sheet1.G10:Sheet1.G114" chart:class="chart:scatter">
            <chart:regression-curve chart:style-name="ch11"/>
            <chart:data-point chart:repeated="10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24074074074074">
                <text:p>0.0324074074074074</text:p>
                <draw:g>
                  <svg:desc>Sheet1.D10:Sheet1.D114</svg:desc>
                </draw:g>
              </table:table-cell>
              <table:table-cell office:value-type="float" office:value="0.575958653158129">
                <text:p>0.575958653158129</text:p>
                <draw:g>
                  <svg:desc>Sheet1.E10:Sheet1.E114</svg:desc>
                </draw:g>
              </table:table-cell>
              <table:table-cell office:value-type="float" office:value="12.386851034154">
                <text:p>12.386851034154</text:p>
                <draw:g>
                  <svg:desc>Sheet1.G10:Sheet1.G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05092592592593">
                <text:p>0.0405092592592593</text:p>
              </table:table-cell>
              <table:table-cell office:value-type="float" office:value="0.593411945678072">
                <text:p>0.593411945678072</text:p>
              </table:table-cell>
              <table:table-cell office:value-type="float" office:value="12.9254097747694">
                <text:p>12.92540977476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86111111111111">
                <text:p>0.0486111111111111</text:p>
              </table:table-cell>
              <table:table-cell office:value-type="float" office:value="0.645771823237902">
                <text:p>0.645771823237902</text:p>
              </table:table-cell>
              <table:table-cell office:value-type="float" office:value="7.00126362800011">
                <text:p>7.001263628000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6712962962963">
                <text:p>0.056712962962963</text:p>
              </table:table-cell>
              <table:table-cell office:value-type="float" office:value="0.698131700797732">
                <text:p>0.698131700797732</text:p>
              </table:table-cell>
              <table:table-cell office:value-type="float" office:value="6.46270488738472">
                <text:p>6.462704887384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48148148148148">
                <text:p>0.0648148148148148</text:p>
              </table:table-cell>
              <table:table-cell office:value-type="float" office:value="0.733038285837618">
                <text:p>0.733038285837618</text:p>
              </table:table-cell>
              <table:table-cell office:value-type="float" office:value="6.46270488738472">
                <text:p>6.462704887384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29166666666667">
                <text:p>0.0729166666666667</text:p>
              </table:table-cell>
              <table:table-cell office:value-type="float" office:value="0.767944870877505">
                <text:p>0.767944870877505</text:p>
              </table:table-cell>
              <table:table-cell office:value-type="float" office:value="5.92414614676932">
                <text:p>5.924146146769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10185185185185">
                <text:p>0.0810185185185185</text:p>
              </table:table-cell>
              <table:table-cell office:value-type="float" office:value="0.820304748437335">
                <text:p>0.820304748437335</text:p>
              </table:table-cell>
              <table:table-cell office:value-type="float" office:value="7.00126362800011">
                <text:p>7.001263628000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91203703703704">
                <text:p>0.0891203703703704</text:p>
              </table:table-cell>
              <table:table-cell office:value-type="float" office:value="0.872664625997165">
                <text:p>0.872664625997165</text:p>
              </table:table-cell>
              <table:table-cell office:value-type="float" office:value="7.00126362800011">
                <text:p>7.001263628000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72222222222222">
                <text:p>0.0972222222222222</text:p>
              </table:table-cell>
              <table:table-cell office:value-type="float" office:value="0.942477796076938">
                <text:p>0.942477796076938</text:p>
              </table:table-cell>
              <table:table-cell office:value-type="float" office:value="7.5398223686155">
                <text:p>7.53982236861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5324074074074">
                <text:p>0.105324074074074</text:p>
              </table:table-cell>
              <table:table-cell office:value-type="float" office:value="0.959931088596881">
                <text:p>0.959931088596881</text:p>
              </table:table-cell>
              <table:table-cell office:value-type="float" office:value="7.00126362800011">
                <text:p>7.001263628000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3425925925926">
                <text:p>0.113425925925926</text:p>
              </table:table-cell>
              <table:table-cell office:value-type="float" office:value="1.01229096615671">
                <text:p>1.01229096615671</text:p>
              </table:table-cell>
              <table:table-cell office:value-type="float" office:value="7.53982236861551">
                <text:p>7.539822368615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1527777777778">
                <text:p>0.121527777777778</text:p>
              </table:table-cell>
              <table:table-cell office:value-type="float" office:value="1.02974425867665">
                <text:p>1.02974425867665</text:p>
              </table:table-cell>
              <table:table-cell office:value-type="float" office:value="6.46270488738471">
                <text:p>6.462704887384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962962962963">
                <text:p>0.12962962962963</text:p>
              </table:table-cell>
              <table:table-cell office:value-type="float" office:value="1.08210413623648">
                <text:p>1.08210413623648</text:p>
              </table:table-cell>
              <table:table-cell office:value-type="float" office:value="6.46270488738472">
                <text:p>6.462704887384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7731481481481">
                <text:p>0.137731481481481</text:p>
              </table:table-cell>
              <table:table-cell office:value-type="float" office:value="1.13446401379631">
                <text:p>1.13446401379631</text:p>
              </table:table-cell>
              <table:table-cell office:value-type="float" office:value="5.92414614676933">
                <text:p>5.924146146769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1.15191730631626">
                <text:p>1.15191730631626</text:p>
              </table:table-cell>
              <table:table-cell office:value-type="float" office:value="5.92414614676933">
                <text:p>5.924146146769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3935185185185">
                <text:p>0.153935185185185</text:p>
              </table:table-cell>
              <table:table-cell office:value-type="float" office:value="1.20427718387609">
                <text:p>1.20427718387609</text:p>
              </table:table-cell>
              <table:table-cell office:value-type="float" office:value="5.92414614676932">
                <text:p>5.924146146769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2037037037037">
                <text:p>0.162037037037037</text:p>
              </table:table-cell>
              <table:table-cell office:value-type="float" office:value="1.25663706143592">
                <text:p>1.25663706143592</text:p>
              </table:table-cell>
              <table:table-cell office:value-type="float" office:value="7.00126362800012">
                <text:p>7.001263628000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0138888888889">
                <text:p>0.170138888888889</text:p>
              </table:table-cell>
              <table:table-cell office:value-type="float" office:value="1.23918376891597">
                <text:p>1.23918376891597</text:p>
              </table:table-cell>
              <table:table-cell office:value-type="float" office:value="4.84702866553854">
                <text:p>4.847028665538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78240740740741">
                <text:p>0.178240740740741</text:p>
              </table:table-cell>
              <table:table-cell office:value-type="float" office:value="1.25663706143592">
                <text:p>1.25663706143592</text:p>
              </table:table-cell>
              <table:table-cell office:value-type="float" office:value="3.76991118430775">
                <text:p>3.769911184307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86342592592593">
                <text:p>0.186342592592593</text:p>
              </table:table-cell>
              <table:table-cell office:value-type="float" office:value="1.2915436464758">
                <text:p>1.2915436464758</text:p>
              </table:table-cell>
              <table:table-cell office:value-type="float" office:value="4.30846992492315">
                <text:p>4.308469924923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1.30899693899575">
                <text:p>1.30899693899575</text:p>
              </table:table-cell>
              <table:table-cell office:value-type="float" office:value="3.23135244369236">
                <text:p>3.231352443692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2546296296296">
                <text:p>0.202546296296296</text:p>
              </table:table-cell>
              <table:table-cell office:value-type="float" office:value="1.32645023151569">
                <text:p>1.32645023151569</text:p>
              </table:table-cell>
              <table:table-cell office:value-type="float" office:value="2.15423496246157">
                <text:p>2.154234962461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10648148148148">
                <text:p>0.210648148148148</text:p>
              </table:table-cell>
              <table:table-cell office:value-type="float" office:value="1.34390352403563">
                <text:p>1.34390352403563</text:p>
              </table:table-cell>
              <table:table-cell office:value-type="float" office:value="3.23135244369236">
                <text:p>3.231352443692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1875">
                <text:p>0.21875</text:p>
              </table:table-cell>
              <table:table-cell office:value-type="float" office:value="1.37881010907552">
                <text:p>1.37881010907552</text:p>
              </table:table-cell>
              <table:table-cell office:value-type="float" office:value="3.76991118430775">
                <text:p>3.769911184307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26851851851852">
                <text:p>0.226851851851852</text:p>
              </table:table-cell>
              <table:table-cell office:value-type="float" office:value="1.39626340159546">
                <text:p>1.39626340159546</text:p>
              </table:table-cell>
              <table:table-cell office:value-type="float" office:value="3.23135244369236">
                <text:p>3.231352443692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34953703703704">
                <text:p>0.234953703703704</text:p>
              </table:table-cell>
              <table:table-cell office:value-type="float" office:value="1.41371669411541">
                <text:p>1.41371669411541</text:p>
              </table:table-cell>
              <table:table-cell office:value-type="float" office:value="3.23135244369236">
                <text:p>3.231352443692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43055555555556">
                <text:p>0.243055555555556</text:p>
              </table:table-cell>
              <table:table-cell office:value-type="float" office:value="1.43116998663535">
                <text:p>1.43116998663535</text:p>
              </table:table-cell>
              <table:table-cell office:value-type="float" office:value="3.23135244369235">
                <text:p>3.231352443692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51157407407407">
                <text:p>0.251157407407407</text:p>
              </table:table-cell>
              <table:table-cell office:value-type="float" office:value="1.46607657167524">
                <text:p>1.46607657167524</text:p>
              </table:table-cell>
              <table:table-cell office:value-type="float" office:value="3.76991118430775">
                <text:p>3.769911184307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1.46607657167524">
                <text:p>1.46607657167524</text:p>
              </table:table-cell>
              <table:table-cell office:value-type="float" office:value="2.69279370307697">
                <text:p>2.692793703076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67361111111111">
                <text:p>0.267361111111111</text:p>
              </table:table-cell>
              <table:table-cell office:value-type="float" office:value="1.48352986419518">
                <text:p>1.48352986419518</text:p>
              </table:table-cell>
              <table:table-cell office:value-type="float" office:value="2.69279370307697">
                <text:p>2.692793703076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75462962962963">
                <text:p>0.275462962962963</text:p>
              </table:table-cell>
              <table:table-cell office:value-type="float" office:value="1.50098315671512">
                <text:p>1.50098315671512</text:p>
              </table:table-cell>
              <table:table-cell office:value-type="float" office:value="2.69279370307696">
                <text:p>2.692793703076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83564814814815">
                <text:p>0.283564814814815</text:p>
              </table:table-cell>
              <table:table-cell office:value-type="float" office:value="1.50098315671512">
                <text:p>1.50098315671512</text:p>
              </table:table-cell>
              <table:table-cell office:value-type="float" office:value="2.15423496246158">
                <text:p>2.154234962461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1.61567622184617">
                <text:p>1.615676221846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99768518518518">
                <text:p>0.299768518518518</text:p>
              </table:table-cell>
              <table:table-cell office:value-type="float" office:value="1.53588974175501">
                <text:p>1.53588974175501</text:p>
              </table:table-cell>
              <table:table-cell office:value-type="float" office:value="2.15423496246157">
                <text:p>2.154234962461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0787037037037">
                <text:p>0.30787037037037</text:p>
              </table:table-cell>
              <table:table-cell office:value-type="float" office:value="1.5707963267949">
                <text:p>1.5707963267949</text:p>
              </table:table-cell>
              <table:table-cell office:value-type="float" office:value="2.69279370307696">
                <text:p>2.692793703076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15972222222222">
                <text:p>0.315972222222222</text:p>
              </table:table-cell>
              <table:table-cell office:value-type="float" office:value="1.5707963267949">
                <text:p>1.5707963267949</text:p>
              </table:table-cell>
              <table:table-cell office:value-type="float" office:value="2.15423496246158">
                <text:p>2.154234962461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24074074074074">
                <text:p>0.324074074074074</text:p>
              </table:table-cell>
              <table:table-cell office:value-type="float" office:value="1.5707963267949">
                <text:p>1.5707963267949</text:p>
              </table:table-cell>
              <table:table-cell office:value-type="float" office:value="2.15423496246158">
                <text:p>2.154234962461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32175925925926">
                <text:p>0.332175925925926</text:p>
              </table:table-cell>
              <table:table-cell office:value-type="float" office:value="1.60570291183478">
                <text:p>1.60570291183478</text:p>
              </table:table-cell>
              <table:table-cell office:value-type="float" office:value="2.69279370307696">
                <text:p>2.692793703076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40277777777778">
                <text:p>0.340277777777778</text:p>
              </table:table-cell>
              <table:table-cell office:value-type="float" office:value="1.60570291183478">
                <text:p>1.60570291183478</text:p>
              </table:table-cell>
              <table:table-cell office:value-type="float" office:value="2.15423496246157">
                <text:p>2.154234962461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4837962962963">
                <text:p>0.34837962962963</text:p>
              </table:table-cell>
              <table:table-cell office:value-type="float" office:value="1.60570291183478">
                <text:p>1.60570291183478</text:p>
              </table:table-cell>
              <table:table-cell office:value-type="float" office:value="1.07711748123078">
                <text:p>1.077117481230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56481481481481">
                <text:p>0.356481481481481</text:p>
              </table:table-cell>
              <table:table-cell office:value-type="float" office:value="1.60570291183478">
                <text:p>1.60570291183478</text:p>
              </table:table-cell>
              <table:table-cell office:value-type="float" office:value="1.07711748123078">
                <text:p>1.077117481230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64583333333333">
                <text:p>0.364583333333333</text:p>
              </table:table-cell>
              <table:table-cell office:value-type="float" office:value="1.60570291183478">
                <text:p>1.60570291183478</text:p>
              </table:table-cell>
              <table:table-cell office:value-type="float" office:value="1.07711748123078">
                <text:p>1.077117481230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72685185185185">
                <text:p>0.372685185185185</text:p>
              </table:table-cell>
              <table:table-cell office:value-type="float" office:value="1.60570291183478">
                <text:p>1.60570291183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80787037037037">
                <text:p>0.380787037037037</text:p>
              </table:table-cell>
              <table:table-cell office:value-type="float" office:value="1.60570291183478">
                <text:p>1.60570291183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1.60570291183478">
                <text:p>1.60570291183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96990740740741">
                <text:p>0.396990740740741</text:p>
              </table:table-cell>
              <table:table-cell office:value-type="float" office:value="1.60570291183478">
                <text:p>1.60570291183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05092592592593">
                <text:p>0.405092592592593</text:p>
              </table:table-cell>
              <table:table-cell office:value-type="float" office:value="1.60570291183478">
                <text:p>1.60570291183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13194444444444">
                <text:p>0.413194444444444</text:p>
              </table:table-cell>
              <table:table-cell office:value-type="float" office:value="1.60570291183478">
                <text:p>1.60570291183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21296296296296">
                <text:p>0.421296296296296</text:p>
              </table:table-cell>
              <table:table-cell office:value-type="float" office:value="1.60570291183478">
                <text:p>1.60570291183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29398148148148">
                <text:p>0.429398148148148</text:p>
              </table:table-cell>
              <table:table-cell office:value-type="float" office:value="1.5707963267949">
                <text:p>1.5707963267949</text:p>
              </table:table-cell>
              <table:table-cell office:value-type="float" office:value="-1.07711748123078">
                <text:p>-1.077117481230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375">
                <text:p>0.4375</text:p>
              </table:table-cell>
              <table:table-cell office:value-type="float" office:value="1.5707963267949">
                <text:p>1.5707963267949</text:p>
              </table:table-cell>
              <table:table-cell office:value-type="float" office:value="-1.07711748123078">
                <text:p>-1.077117481230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45601851851852">
                <text:p>0.445601851851852</text:p>
              </table:table-cell>
              <table:table-cell office:value-type="float" office:value="1.5707963267949">
                <text:p>1.5707963267949</text:p>
              </table:table-cell>
              <table:table-cell office:value-type="float" office:value="-1.07711748123078">
                <text:p>-1.077117481230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53703703703704">
                <text:p>0.453703703703704</text:p>
              </table:table-cell>
              <table:table-cell office:value-type="float" office:value="1.50098315671512">
                <text:p>1.50098315671512</text:p>
              </table:table-cell>
              <table:table-cell office:value-type="float" office:value="-3.23135244369237">
                <text:p>-3.231352443692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61805555555556">
                <text:p>0.461805555555556</text:p>
              </table:table-cell>
              <table:table-cell office:value-type="float" office:value="1.5707963267949">
                <text:p>1.5707963267949</text:p>
              </table:table-cell>
              <table:table-cell office:value-type="float" office:value="-1.07711748123079">
                <text:p>-1.077117481230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69907407407407">
                <text:p>0.469907407407407</text:p>
              </table:table-cell>
              <table:table-cell office:value-type="float" office:value="1.55334303427495">
                <text:p>1.55334303427495</text:p>
              </table:table-cell>
              <table:table-cell office:value-type="float" office:value="-0.538558740615401">
                <text:p>-0.5385587406154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78009259259259">
                <text:p>0.478009259259259</text:p>
              </table:table-cell>
              <table:table-cell office:value-type="float" office:value="1.55334303427495">
                <text:p>1.55334303427495</text:p>
              </table:table-cell>
              <table:table-cell office:value-type="float" office:value="-0.538558740615401">
                <text:p>-0.5385587406154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86111111111111">
                <text:p>0.486111111111111</text:p>
              </table:table-cell>
              <table:table-cell office:value-type="float" office:value="1.53588974175501">
                <text:p>1.53588974175501</text:p>
              </table:table-cell>
              <table:table-cell office:value-type="float" office:value="-1.0771174812308">
                <text:p>-1.07711748123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94212962962963">
                <text:p>0.494212962962963</text:p>
              </table:table-cell>
              <table:table-cell office:value-type="float" office:value="1.55334303427495">
                <text:p>1.55334303427495</text:p>
              </table:table-cell>
              <table:table-cell office:value-type="float" office:value="1.61567622184619">
                <text:p>1.615676221846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02314814814815">
                <text:p>0.502314814814815</text:p>
              </table:table-cell>
              <table:table-cell office:value-type="float" office:value="1.53588974175501">
                <text:p>1.53588974175501</text:p>
              </table:table-cell>
              <table:table-cell office:value-type="float" office:value="-1.07711748123079">
                <text:p>-1.077117481230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1.53588974175501">
                <text:p>1.53588974175501</text:p>
              </table:table-cell>
              <table:table-cell office:value-type="float" office:value="-0.538558740615404">
                <text:p>-0.5385587406154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18518518518518">
                <text:p>0.518518518518518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-1.0771174812308">
                <text:p>-1.07711748123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2662037037037">
                <text:p>0.52662037037037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-0.538558740615397">
                <text:p>-0.5385587406153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34722222222222">
                <text:p>0.534722222222222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-1.0771174812308">
                <text:p>-1.07711748123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42824074074074">
                <text:p>0.542824074074074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-0.538558740615393">
                <text:p>-0.5385587406153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50925925925926">
                <text:p>0.550925925925926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-0.538558740615393">
                <text:p>-0.5385587406153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59027777777778">
                <text:p>0.559027777777778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6712962962963">
                <text:p>0.56712962962963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75231481481482">
                <text:p>0.575231481481482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91435185185185">
                <text:p>0.591435185185185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99537037037037">
                <text:p>0.599537037037037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07638888888889">
                <text:p>0.607638888888889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15740740740741">
                <text:p>0.615740740740741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23842592592593">
                <text:p>0.623842592592593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31944444444444">
                <text:p>0.631944444444444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40046296296296">
                <text:p>0.640046296296296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48148148148148">
                <text:p>0.648148148148148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5625">
                <text:p>0.65625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64351851851852">
                <text:p>0.664351851851852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72453703703704">
                <text:p>0.672453703703704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80555555555556">
                <text:p>0.680555555555556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88657407407407">
                <text:p>0.688657407407407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96759259259259">
                <text:p>0.696759259259259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04861111111111">
                <text:p>0.704861111111111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12962962962963">
                <text:p>0.712962962962963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21064814814815">
                <text:p>0.721064814814815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37268518518518">
                <text:p>0.737268518518518</text:p>
              </table:table-cell>
              <table:table-cell office:value-type="float" office:value="1.51843644923507">
                <text:p>1.5184364492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4537037037037">
                <text:p>0.74537037037037</text:p>
              </table:table-cell>
              <table:table-cell office:value-type="float" office:value="1.50098315671512">
                <text:p>1.50098315671512</text:p>
              </table:table-cell>
              <table:table-cell office:value-type="float" office:value="-0.538558740615393">
                <text:p>-0.5385587406153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53472222222222">
                <text:p>0.753472222222222</text:p>
              </table:table-cell>
              <table:table-cell office:value-type="float" office:value="1.48352986419518">
                <text:p>1.48352986419518</text:p>
              </table:table-cell>
              <table:table-cell office:value-type="float" office:value="-1.07711748123078">
                <text:p>-1.077117481230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61574074074074">
                <text:p>0.761574074074074</text:p>
              </table:table-cell>
              <table:table-cell office:value-type="float" office:value="1.44862327915529">
                <text:p>1.44862327915529</text:p>
              </table:table-cell>
              <table:table-cell office:value-type="float" office:value="-2.15423496246157">
                <text:p>-2.154234962461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69675925925926">
                <text:p>0.769675925925926</text:p>
              </table:table-cell>
              <table:table-cell office:value-type="float" office:value="1.43116998663535">
                <text:p>1.43116998663535</text:p>
              </table:table-cell>
              <table:table-cell office:value-type="float" office:value="-2.69279370307697">
                <text:p>-2.692793703076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1.46607657167524">
                <text:p>1.46607657167524</text:p>
              </table:table-cell>
              <table:table-cell office:value-type="float" office:value="-1.61567622184617">
                <text:p>-1.615676221846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8587962962963">
                <text:p>0.78587962962963</text:p>
              </table:table-cell>
              <table:table-cell office:value-type="float" office:value="1.43116998663535">
                <text:p>1.43116998663535</text:p>
              </table:table-cell>
              <table:table-cell office:value-type="float" office:value="-2.15423496246157">
                <text:p>-2.154234962461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93981481481482">
                <text:p>0.793981481481482</text:p>
              </table:table-cell>
              <table:table-cell office:value-type="float" office:value="1.39626340159546">
                <text:p>1.39626340159546</text:p>
              </table:table-cell>
              <table:table-cell office:value-type="float" office:value="-2.69279370307697">
                <text:p>-2.692793703076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02083333333333">
                <text:p>0.802083333333333</text:p>
              </table:table-cell>
              <table:table-cell office:value-type="float" office:value="1.2915436464758">
                <text:p>1.2915436464758</text:p>
              </table:table-cell>
              <table:table-cell office:value-type="float" office:value="-4.84702866553858">
                <text:p>-4.847028665538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10185185185185">
                <text:p>0.810185185185185</text:p>
              </table:table-cell>
              <table:table-cell office:value-type="float" office:value="1.36135681655558">
                <text:p>1.36135681655558</text:p>
              </table:table-cell>
              <table:table-cell office:value-type="float" office:value="-2.15423496246161">
                <text:p>-2.154234962461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18287037037037">
                <text:p>0.818287037037037</text:p>
              </table:table-cell>
              <table:table-cell office:value-type="float" office:value="1.39626340159546">
                <text:p>1.39626340159546</text:p>
              </table:table-cell>
              <table:table-cell office:value-type="float" office:value="-2.15423496246162">
                <text:p>-2.154234962461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26388888888889">
                <text:p>0.826388888888889</text:p>
              </table:table-cell>
              <table:table-cell office:value-type="float" office:value="1.36135681655558">
                <text:p>1.36135681655558</text:p>
              </table:table-cell>
              <table:table-cell office:value-type="float" office:value="-2.15423496246161">
                <text:p>-2.154234962461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34490740740741">
                <text:p>0.834490740740741</text:p>
              </table:table-cell>
              <table:table-cell office:value-type="float" office:value="1.2915436464758">
                <text:p>1.2915436464758</text:p>
              </table:table-cell>
              <table:table-cell office:value-type="float" office:value="-3.2313524436924">
                <text:p>-3.23135244369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42592592592593">
                <text:p>0.842592592592593</text:p>
              </table:table-cell>
              <table:table-cell office:value-type="float" office:value="1.2915436464758">
                <text:p>1.2915436464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50694444444444">
                <text:p>0.850694444444444</text:p>
              </table:table-cell>
              <table:table-cell office:value-type="float" office:value="1.2915436464758">
                <text:p>1.2915436464758</text:p>
              </table:table-cell>
              <table:table-cell office:value-type="float" office:value="-2.15423496246157">
                <text:p>-2.154234962461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58796296296296">
                <text:p>0.858796296296296</text:p>
              </table:table-cell>
              <table:table-cell office:value-type="float" office:value="1.23918376891597">
                <text:p>1.23918376891597</text:p>
              </table:table-cell>
              <table:table-cell office:value-type="float" office:value="-4.84702866553853">
                <text:p>-4.847028665538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66898148148148">
                <text:p>0.866898148148148</text:p>
              </table:table-cell>
              <table:table-cell office:value-type="float" office:value="1.18682389135614">
                <text:p>1.18682389135614</text:p>
              </table:table-cell>
              <table:table-cell office:value-type="float" office:value="-5.38558740615392">
                <text:p>-5.385587406153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75">
                <text:p>0.875</text:p>
              </table:table-cell>
              <table:table-cell office:value-type="float" office:value="1.18682389135614">
                <text:p>1.18682389135614</text:p>
              </table:table-cell>
              <table:table-cell office:value-type="float" office:value="-3.23135244369235">
                <text:p>-3.231352443692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